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Helvetica-BoldOblique" svg:font-family="Helvetica-BoldOblique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aa88eb" officeooo:paragraph-rsid="00181ca9" fo:background-color="transparent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22078f" officeooo:paragraph-rsid="0022078f" fo:background-color="transparent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1" fo:font-size="19pt" fo:font-weight="normal" officeooo:rsid="002088ac" officeooo:paragraph-rsid="002088ac" fo:background-color="transparent" style:font-size-asian="19pt" style:font-weight-asian="normal" style:font-size-complex="19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2078f" officeooo:paragraph-rsid="0022078f" fo:background-color="transparent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b333c" officeooo:paragraph-rsid="002b333c" fo:background-color="transparent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paragraph-rsid="0022078f" fo:background-color="transparent"/>
    </style:style>
    <style:style style:name="P7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0bc0be" officeooo:paragraph-rsid="002c61f1" fo:background-color="transparent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2edc75" fo:background-color="transparent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34812e" fo:background-color="transparent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367de7" fo:background-color="transparent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3f3101" fo:background-color="transparent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4fb069" fo:background-color="transparent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5fda82" fo:background-color="transparent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6c677d" fo:background-color="transparent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6dd4ff" fo:background-color="transparent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c1a6b5"/>
    </style:style>
    <style:style style:name="P17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7a5331" officeooo:paragraph-rsid="007a5331" fo:background-color="transparent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7a5331" officeooo:paragraph-rsid="007b13c9" fo:background-color="transparent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af13ef" officeooo:paragraph-rsid="00af13ef" fo:background-color="transparent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af13ef" officeooo:paragraph-rsid="00b5d085" fo:background-color="transparent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19pt" officeooo:rsid="0008d864" officeooo:paragraph-rsid="00181ca9" style:font-size-asian="19pt" style:font-size-complex="19pt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9pt" fo:font-weight="bold" officeooo:rsid="000859f2" officeooo:paragraph-rsid="00181ca9" fo:background-color="transparent" style:font-size-asian="19pt" style:font-weight-asian="bold" style:font-size-complex="19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13pt" officeooo:rsid="0008d864" officeooo:paragraph-rsid="00181ca9" fo:background-color="transparent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3pt" officeooo:rsid="0008d864" officeooo:paragraph-rsid="00181ca9" fo:background-color="transparent" style:font-size-asian="13pt" style:font-size-complex="13pt"/>
    </style:style>
    <style:style style:name="P25" style:family="paragraph" style:parent-style-name="Standard">
      <style:text-properties style:font-name="Liberation Serif1" fo:font-size="13pt" officeooo:rsid="002a295b" officeooo:paragraph-rsid="00e488f5" fo:background-color="transparent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4e9c28" officeooo:paragraph-rsid="00181ca9" fo:background-color="transparent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8d864" officeooo:paragraph-rsid="00181ca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44024d" officeooo:paragraph-rsid="002a2275" fo:background-color="transparent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44024d" officeooo:paragraph-rsid="00181ca9" fo:background-color="transparent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181ca9" fo:background-color="transparent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d5172d" fo:background-color="transparent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dadfba" fo:background-color="transparent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fcd8a" officeooo:paragraph-rsid="00181ca9" fo:background-color="transparent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fcd8a" officeooo:paragraph-rsid="0077599c" fo:background-color="transparent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fcd8a" officeooo:paragraph-rsid="00aaed72" fo:background-color="transparent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1700c0" officeooo:paragraph-rsid="00181ca9" fo:background-color="transparent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2f1471" officeooo:paragraph-rsid="00181ca9" fo:background-color="transparent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13cd1c" officeooo:paragraph-rsid="00181ca9" fo:background-color="transparent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44024d" officeooo:paragraph-rsid="00181ca9" fo:background-color="transparent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2b232a" officeooo:paragraph-rsid="00181ca9" fo:background-color="transparent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69cbd9" officeooo:paragraph-rsid="00181ca9" fo:background-color="transparent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11466b" officeooo:paragraph-rsid="00181ca9" fo:background-color="transparent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38c186" officeooo:paragraph-rsid="00181ca9" fo:background-color="transparent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8a8ac8" officeooo:paragraph-rsid="00181ca9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1" officeooo:paragraph-rsid="004fb069"/>
    </style:style>
    <style:style style:name="P47" style:family="paragraph" style:parent-style-name="Standard">
      <style:paragraph-properties fo:text-align="start" style:justify-single-word="false"/>
      <style:text-properties style:font-name="Liberation Serif1" officeooo:paragraph-rsid="0089f99e"/>
    </style:style>
    <style:style style:name="P48" style:family="paragraph" style:parent-style-name="Standard">
      <style:paragraph-properties fo:text-align="start" style:justify-single-word="false"/>
      <style:text-properties style:font-name="Liberation Serif1" officeooo:paragraph-rsid="007a5331"/>
    </style:style>
    <style:style style:name="P49" style:family="paragraph" style:parent-style-name="Standard">
      <style:paragraph-properties fo:text-align="center" style:justify-single-word="false"/>
      <style:text-properties fo:color="#55215b" style:font-name="Liberation Serif1" fo:font-size="19pt" fo:font-weight="normal" officeooo:rsid="000859f2" officeooo:paragraph-rsid="00181ca9" fo:background-color="transparent" style:font-size-asian="19pt" style:font-weight-asian="normal" style:font-size-complex="19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55215b" style:font-name="Liberation Serif1" fo:font-size="13pt" fo:font-weight="bold" officeooo:rsid="000d152e" officeooo:paragraph-rsid="00181ca9" fo:background-color="transparent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55215b" style:font-name="Liberation Serif1" fo:font-size="13pt" fo:font-weight="bold" officeooo:rsid="0013cd1c" officeooo:paragraph-rsid="00181ca9" fo:background-color="transparent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14883" officeooo:paragraph-rsid="00181ca9" fo:background-color="transparent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2c03f" officeooo:paragraph-rsid="00181ca9" fo:background-color="transparent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d4370" officeooo:paragraph-rsid="00181ca9" fo:background-color="transparent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f2545" officeooo:paragraph-rsid="00181ca9" fo:background-color="transparent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44024d" officeooo:paragraph-rsid="00181ca9" fo:background-color="transparent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194ff" officeooo:paragraph-rsid="00181ca9" fo:background-color="transparent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38125" officeooo:paragraph-rsid="00181ca9" fo:background-color="transparent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4e26d" officeooo:paragraph-rsid="00181ca9" fo:background-color="transparent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08d864" officeooo:paragraph-rsid="00181ca9" fo:background-color="transparent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0fcd8a" officeooo:paragraph-rsid="00181ca9" fo:background-color="transparent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48908a" officeooo:paragraph-rsid="00181ca9" fo:background-color="transparent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78bf3f" officeooo:paragraph-rsid="00181ca9" fo:background-color="transparent" style:font-size-asian="13pt" style:font-weight-asian="bold" style:font-size-complex="13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0bc0be" officeooo:paragraph-rsid="00181ca9" fo:background-color="transparent" style:font-size-asian="13pt" style:font-weight-asian="bold" style:font-size-complex="13pt" style:font-weight-complex="bold"/>
    </style:style>
    <style:style style:name="P67" style:family="paragraph" style:parent-style-name="Standard">
      <style:paragraph-properties fo:margin-left="0.499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68" style:family="paragraph" style:parent-style-name="Standard">
      <style:paragraph-properties fo:margin-left="0.499cm" fo:margin-right="0cm" fo:line-height="105%" fo:text-indent="0cm" style:auto-text-indent="false" style:writing-mode="lr-tb"/>
      <style:text-properties style:font-name="Liberation Serif1" fo:font-size="13pt" officeooo:paragraph-rsid="006c677d" style:font-size-asian="13pt" style:font-size-complex="13pt"/>
    </style:style>
    <style:style style:name="P69" style:family="paragraph" style:parent-style-name="Standard">
      <style:paragraph-properties fo:margin-left="0.499cm" fo:margin-right="0cm" fo:line-height="105%" fo:text-indent="0cm" style:auto-text-indent="false" style:writing-mode="lr-tb"/>
      <style:text-properties fo:color="#000000" style:font-name="Liberation Serif1" fo:font-size="13pt" fo:background-color="transparent" style:font-size-asian="13pt" style:font-size-complex="13pt"/>
    </style:style>
    <style:style style:name="P70" style:family="paragraph" style:parent-style-name="Standard">
      <style:paragraph-properties fo:margin-left="0.499cm" fo:margin-right="0cm" fo:line-height="105%" fo:text-indent="0cm" style:auto-text-indent="false" style:writing-mode="lr-tb"/>
      <style:text-properties fo:color="#000000" style:font-name="Liberation Serif1" fo:font-size="13pt" style:font-size-asian="13pt" style:font-size-complex="13pt"/>
    </style:style>
    <style:style style:name="P71" style:family="paragraph" style:parent-style-name="Standard">
      <style:paragraph-properties fo:margin-left="0.6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72" style:family="paragraph" style:parent-style-name="Standard">
      <style:paragraph-properties fo:margin-left="0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73" style:family="paragraph" style:parent-style-name="Standard">
      <style:paragraph-properties fo:margin-left="0cm" fo:margin-right="0cm" fo:line-height="105%" fo:text-indent="0cm" style:auto-text-indent="false" style:writing-mode="lr-tb"/>
      <style:text-properties style:font-name="Liberation Serif1" fo:font-size="13pt" officeooo:paragraph-rsid="0092d694" style:font-size-asian="13pt" style:font-size-complex="13pt"/>
    </style:style>
    <style:style style:name="P74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d61bf2"/>
    </style:style>
    <style:style style:name="P75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df9d41"/>
    </style:style>
    <style:style style:name="P76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ea342b"/>
    </style:style>
    <style:style style:name="P77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eeee00"/>
    </style:style>
    <style:style style:name="P78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d61bf2" officeooo:paragraph-rsid="00d61bf2" style:font-size-asian="13pt" style:font-weight-asian="bold" style:font-size-complex="13pt" style:font-weight-complex="bold"/>
    </style:style>
    <style:style style:name="P79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dce2e6" officeooo:paragraph-rsid="00dce2e6" style:font-size-asian="13pt" style:font-weight-asian="bold" style:font-size-complex="13pt" style:font-weight-complex="bold"/>
    </style:style>
    <style:style style:name="P80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ea342b" officeooo:paragraph-rsid="00ea342b" style:font-size-asian="13pt" style:font-weight-asian="bold" style:font-size-complex="13pt" style:font-weight-complex="bold"/>
    </style:style>
    <style:style style:name="P81" style:family="paragraph" style:parent-style-name="Standard">
      <style:paragraph-properties fo:margin-left="0.801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82" style:family="paragraph" style:parent-style-name="Standard">
      <style:paragraph-properties fo:margin-left="0.801cm" fo:margin-right="0cm" fo:line-height="105%" fo:text-indent="0cm" style:auto-text-indent="false" style:writing-mode="lr-tb"/>
      <style:text-properties fo:font-size="13pt" style:font-size-asian="13pt" style:font-size-complex="13pt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22ab6e" officeooo:paragraph-rsid="0022078f" fo:background-color="transparent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2b333c" officeooo:paragraph-rsid="002b333c" fo:background-color="transparent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2c61f1" officeooo:paragraph-rsid="002c61f1" fo:background-color="transparent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34812e" officeooo:paragraph-rsid="002edc75" fo:background-color="transparent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34812e" officeooo:paragraph-rsid="00367de7" fo:background-color="transparent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34812e" officeooo:paragraph-rsid="0034812e" fo:background-color="transparent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381be6" officeooo:paragraph-rsid="0034812e" fo:background-color="transparent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947efe" officeooo:paragraph-rsid="007a5331" fo:background-color="transparent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459a04" officeooo:paragraph-rsid="004fb069" fo:background-color="transparent" style:font-size-asian="11.3500003814697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680f53" officeooo:paragraph-rsid="004fb069" fo:background-color="transparent" style:font-size-asian="11.3500003814697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736f8c" officeooo:paragraph-rsid="006dd4ff" fo:background-color="transparent" style:font-size-asian="11.3500003814697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8fc950" officeooo:paragraph-rsid="007b13c9" fo:background-color="transparent" style:font-size-asian="11.3500003814697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b333c" officeooo:paragraph-rsid="002b333c" fo:background-color="transparent" style:font-size-asian="13pt" style:font-weight-asian="bold" style:font-size-complex="13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4fb069" fo:background-color="transparent" style:font-size-asian="11.3500003814697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2078f" officeooo:paragraph-rsid="01088e01" fo:background-color="transparent" style:font-size-asian="11.3500003814697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7a5331" officeooo:paragraph-rsid="007a5331" fo:background-color="transparent" style:font-size-asian="11.3500003814697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153b66" officeooo:paragraph-rsid="0100293d" fo:background-color="transparent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181ca9" fo:background-color="transparent" style:font-size-asian="13pt" style:font-weight-asian="bold" style:font-size-complex="13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153b66" officeooo:paragraph-rsid="0100a4ce" fo:background-color="transparent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0fcd8a" officeooo:paragraph-rsid="00181ca9" fo:background-color="transparent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0175e" officeooo:paragraph-rsid="00181ca9" fo:background-color="transparent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6a9955" style:font-name="Liberation Serif" fo:font-size="13pt" fo:font-weight="normal" officeooo:paragraph-rsid="00181ca9" fo:background-color="#ffffff"/>
    </style:style>
    <style:style style:name="P106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fo:font-weight="normal" officeooo:rsid="00931896" officeooo:paragraph-rsid="0092d694" fo:background-color="transparent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fo:font-weight="normal" officeooo:rsid="00d6caac" officeooo:paragraph-rsid="00d61bf2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fo:font-weight="normal" officeooo:rsid="00d67fdd" officeooo:paragraph-rsid="00d61bf2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fo:font-weight="normal" officeooo:rsid="00de5493" officeooo:paragraph-rsid="00dce2e6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fo:font-weight="normal" officeooo:rsid="00eeee00" officeooo:paragraph-rsid="00ea342b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style:text-underline-style="none" fo:font-weight="normal" officeooo:rsid="00eeee00" officeooo:paragraph-rsid="00eeee00" style:font-size-asian="13pt" style:font-weight-asian="normal" style:font-size-complex="13pt" style:font-weight-complex="normal"/>
    </style:style>
    <style:style style:name="T1" style:family="text">
      <style:text-properties fo:color="#02e83b"/>
    </style:style>
    <style:style style:name="T2" style:family="text">
      <style:text-properties fo:color="#02e83b" officeooo:rsid="007bc2dd"/>
    </style:style>
    <style:style style:name="T3" style:family="text">
      <style:text-properties fo:color="#02e83b" officeooo:rsid="002a295b"/>
    </style:style>
    <style:style style:name="T4" style:family="text">
      <style:text-properties fo:color="#02e83b" fo:font-weight="normal" officeooo:rsid="002a295b" style:font-weight-asian="normal" style:font-weight-complex="normal"/>
    </style:style>
    <style:style style:name="T5" style:family="text">
      <style:text-properties fo:color="#02e83b" officeooo:rsid="008a8ac8"/>
    </style:style>
    <style:style style:name="T6" style:family="text">
      <style:text-properties fo:color="#02e83b" officeooo:rsid="000de566"/>
    </style:style>
    <style:style style:name="T7" style:family="text">
      <style:text-properties fo:color="#02e83b" officeooo:rsid="001c402b"/>
    </style:style>
    <style:style style:name="T8" style:family="text">
      <style:text-properties fo:color="#02e83b" fo:font-weight="bold" style:font-weight-asian="bold" style:font-weight-complex="bold"/>
    </style:style>
    <style:style style:name="T9" style:family="text">
      <style:text-properties fo:color="#02e83b" officeooo:rsid="000bc171"/>
    </style:style>
    <style:style style:name="T10" style:family="text">
      <style:text-properties fo:color="#02e83b" officeooo:rsid="002d4370"/>
    </style:style>
    <style:style style:name="T11" style:family="text">
      <style:text-properties fo:color="#02e83b" officeooo:rsid="0030175e"/>
    </style:style>
    <style:style style:name="T12" style:family="text">
      <style:text-properties fo:color="#02e83b" officeooo:rsid="00376678"/>
    </style:style>
    <style:style style:name="T13" style:family="text">
      <style:text-properties fo:color="#02e83b" officeooo:rsid="003ab4ce"/>
    </style:style>
    <style:style style:name="T14" style:family="text">
      <style:text-properties fo:color="#02e83b" officeooo:rsid="001e07ff"/>
    </style:style>
    <style:style style:name="T15" style:family="text">
      <style:text-properties fo:color="#02e83b" officeooo:rsid="0013cd1c"/>
    </style:style>
    <style:style style:name="T16" style:family="text">
      <style:text-properties fo:color="#02e83b" officeooo:rsid="002249fe"/>
    </style:style>
    <style:style style:name="T17" style:family="text">
      <style:text-properties fo:color="#02e83b" officeooo:rsid="0022c03f"/>
    </style:style>
    <style:style style:name="T18" style:family="text">
      <style:text-properties fo:color="#02e83b" officeooo:rsid="00338125"/>
    </style:style>
    <style:style style:name="T19" style:family="text">
      <style:text-properties fo:color="#02e83b" officeooo:rsid="00310e62"/>
    </style:style>
    <style:style style:name="T20" style:family="text">
      <style:text-properties fo:color="#02e83b" officeooo:rsid="00ac82d2"/>
    </style:style>
    <style:style style:name="T21" style:family="text">
      <style:text-properties fo:color="#02e83b" officeooo:rsid="0034e26d"/>
    </style:style>
    <style:style style:name="T22" style:family="text">
      <style:text-properties fo:color="#02e83b" officeooo:rsid="004c3b34"/>
    </style:style>
    <style:style style:name="T23" style:family="text">
      <style:text-properties fo:color="#02e83b" officeooo:rsid="00464b28"/>
    </style:style>
    <style:style style:name="T24" style:family="text">
      <style:text-properties fo:color="#02e83b" officeooo:rsid="00464b28"/>
    </style:style>
    <style:style style:name="T25" style:family="text">
      <style:text-properties fo:color="#02e83b" officeooo:rsid="008156df"/>
    </style:style>
    <style:style style:name="T26" style:family="text">
      <style:text-properties fo:color="#02e83b" officeooo:rsid="003bf6bf"/>
    </style:style>
    <style:style style:name="T27" style:family="text">
      <style:text-properties fo:color="#02e83b" officeooo:rsid="004df2df"/>
    </style:style>
    <style:style style:name="T28" style:family="text">
      <style:text-properties fo:color="#02e83b" officeooo:rsid="0048908a"/>
    </style:style>
    <style:style style:name="T29" style:family="text">
      <style:text-properties fo:color="#02e83b" officeooo:rsid="0048908a"/>
    </style:style>
    <style:style style:name="T30" style:family="text">
      <style:text-properties fo:color="#02e83b" officeooo:rsid="005f99e8"/>
    </style:style>
    <style:style style:name="T31" style:family="text">
      <style:text-properties fo:color="#02e83b" officeooo:rsid="00db7b10"/>
    </style:style>
    <style:style style:name="T32" style:family="text">
      <style:text-properties fo:color="#02e83b" officeooo:rsid="00414d72"/>
    </style:style>
    <style:style style:name="T33" style:family="text">
      <style:text-properties fo:color="#02e83b" officeooo:rsid="0063c5fe"/>
    </style:style>
    <style:style style:name="T34" style:family="text">
      <style:text-properties fo:color="#02e83b" officeooo:rsid="0072684f"/>
    </style:style>
    <style:style style:name="T35" style:family="text">
      <style:text-properties fo:color="#02e83b" officeooo:rsid="006ac3ba"/>
    </style:style>
    <style:style style:name="T36" style:family="text">
      <style:text-properties fo:color="#02e83b" officeooo:rsid="00fc9463"/>
    </style:style>
    <style:style style:name="T37" style:family="text">
      <style:text-properties fo:color="#02e83b" officeooo:rsid="00fe2e47"/>
    </style:style>
    <style:style style:name="T38" style:family="text">
      <style:text-properties fo:color="#02e83b" officeooo:rsid="00464b28" fo:background-color="#530260" loext:char-shading-value="0"/>
    </style:style>
    <style:style style:name="T39" style:family="text">
      <style:text-properties fo:color="#02e83b" officeooo:rsid="00464b28" fo:background-color="#530260" loext:char-shading-value="0"/>
    </style:style>
    <style:style style:name="T40" style:family="text">
      <style:text-properties fo:color="#02e83b" officeooo:rsid="0048908a" fo:background-color="#530260" loext:char-shading-value="0"/>
    </style:style>
    <style:style style:name="T41" style:family="text">
      <style:text-properties fo:color="#02e83b" officeooo:rsid="0048908a" fo:background-color="#530260" loext:char-shading-value="0"/>
    </style:style>
    <style:style style:name="T42" style:family="text">
      <style:text-properties fo:color="#02e83b" officeooo:rsid="0144091f"/>
    </style:style>
    <style:style style:name="T43" style:family="text">
      <style:text-properties fo:color="#000000" fo:font-weight="normal" style:font-weight-asian="normal" style:font-weight-complex="normal"/>
    </style:style>
    <style:style style:name="T44" style:family="text">
      <style:text-properties fo:color="#000000" fo:font-weight="normal" officeooo:rsid="007bc2dd" style:font-weight-asian="normal" style:font-weight-complex="normal"/>
    </style:style>
    <style:style style:name="T45" style:family="text">
      <style:text-properties fo:color="#000000" fo:font-weight="normal" officeooo:rsid="00bc84e2" style:font-weight-asian="normal" style:font-weight-complex="normal"/>
    </style:style>
    <style:style style:name="T46" style:family="text">
      <style:text-properties fo:color="#000000" fo:font-weight="normal" officeooo:rsid="000de566" style:font-weight-asian="normal" style:font-weight-complex="normal"/>
    </style:style>
    <style:style style:name="T47" style:family="text">
      <style:text-properties fo:color="#000000" fo:font-weight="normal" officeooo:rsid="0013cd1c" style:font-weight-asian="normal" style:font-weight-complex="normal"/>
    </style:style>
    <style:style style:name="T48" style:family="text">
      <style:text-properties fo:color="#000000" fo:font-weight="normal" officeooo:rsid="003665ed" style:font-weight-asian="normal" style:font-weight-complex="normal"/>
    </style:style>
    <style:style style:name="T49" style:family="text">
      <style:text-properties fo:color="#000000" fo:font-weight="normal" officeooo:rsid="001c402b" style:font-weight-asian="normal" style:font-weight-complex="normal"/>
    </style:style>
    <style:style style:name="T50" style:family="text">
      <style:text-properties fo:color="#000000" fo:font-weight="normal" officeooo:rsid="002f2545" style:font-weight-asian="normal" style:font-weight-complex="normal"/>
    </style:style>
    <style:style style:name="T51" style:family="text">
      <style:text-properties fo:color="#000000" fo:font-weight="normal" officeooo:rsid="0038104f" style:font-weight-asian="normal" style:font-weight-complex="normal"/>
    </style:style>
    <style:style style:name="T52" style:family="text">
      <style:text-properties fo:color="#000000" fo:font-weight="normal" officeooo:rsid="00b03fac" style:font-weight-asian="normal" style:font-weight-complex="normal"/>
    </style:style>
    <style:style style:name="T53" style:family="text">
      <style:text-properties fo:color="#000000" fo:font-weight="normal" officeooo:rsid="00310e62" style:font-weight-asian="normal" style:font-weight-complex="normal"/>
    </style:style>
    <style:style style:name="T54" style:family="text">
      <style:text-properties fo:color="#000000" fo:font-weight="normal" officeooo:rsid="00338125" style:font-weight-asian="normal" style:font-weight-complex="normal"/>
    </style:style>
    <style:style style:name="T55" style:family="text">
      <style:text-properties fo:color="#000000" fo:font-weight="normal" officeooo:rsid="00b250f3" style:font-weight-asian="normal" style:font-weight-complex="normal"/>
    </style:style>
    <style:style style:name="T56" style:family="text">
      <style:text-properties fo:color="#000000" fo:font-weight="normal" officeooo:rsid="00376678" style:font-weight-asian="normal" style:font-weight-complex="normal"/>
    </style:style>
    <style:style style:name="T57" style:family="text">
      <style:text-properties fo:color="#000000" fo:font-weight="normal" officeooo:rsid="003ab4ce" style:font-weight-asian="normal" style:font-weight-complex="normal"/>
    </style:style>
    <style:style style:name="T58" style:family="text">
      <style:text-properties fo:color="#000000" fo:font-weight="normal" officeooo:rsid="00806047" style:font-weight-asian="normal" style:font-weight-complex="normal"/>
    </style:style>
    <style:style style:name="T59" style:family="text">
      <style:text-properties fo:color="#000000" fo:font-weight="normal" officeooo:rsid="003c9a39" style:font-weight-asian="normal" style:font-weight-complex="normal"/>
    </style:style>
    <style:style style:name="T60" style:family="text">
      <style:text-properties fo:color="#000000" fo:font-weight="normal" officeooo:rsid="003e7b1c" style:font-weight-asian="normal" style:font-weight-complex="normal"/>
    </style:style>
    <style:style style:name="T61" style:family="text">
      <style:text-properties fo:color="#000000" fo:font-weight="normal" officeooo:rsid="0040047d" style:font-weight-asian="normal" style:font-weight-complex="normal"/>
    </style:style>
    <style:style style:name="T62" style:family="text">
      <style:text-properties fo:color="#000000" fo:font-weight="normal" officeooo:rsid="0038c186" style:font-weight-asian="normal" style:font-weight-complex="normal"/>
    </style:style>
    <style:style style:name="T63" style:family="text">
      <style:text-properties fo:color="#000000" fo:font-weight="normal" officeooo:rsid="0043ad9e" style:font-weight-asian="normal" style:font-weight-complex="normal"/>
    </style:style>
    <style:style style:name="T64" style:family="text">
      <style:text-properties fo:color="#000000" fo:font-weight="normal" officeooo:rsid="0044fccc" style:font-weight-asian="normal" style:font-weight-complex="normal"/>
    </style:style>
    <style:style style:name="T65" style:family="text">
      <style:text-properties fo:color="#000000" fo:font-weight="normal" officeooo:rsid="00460151" style:font-weight-asian="normal" style:font-weight-complex="normal"/>
    </style:style>
    <style:style style:name="T66" style:family="text">
      <style:text-properties fo:color="#000000" fo:font-weight="normal" officeooo:rsid="004910c1" style:font-weight-asian="normal" style:font-weight-complex="normal"/>
    </style:style>
    <style:style style:name="T67" style:family="text">
      <style:text-properties fo:color="#000000" fo:font-weight="normal" officeooo:rsid="004ab381" style:font-weight-asian="normal" style:font-weight-complex="normal"/>
    </style:style>
    <style:style style:name="T68" style:family="text">
      <style:text-properties fo:color="#000000" fo:font-weight="normal" officeooo:rsid="004bf7ed" style:font-weight-asian="normal" style:font-weight-complex="normal"/>
    </style:style>
    <style:style style:name="T69" style:family="text">
      <style:text-properties fo:color="#000000" fo:font-weight="normal" officeooo:rsid="0058f56e" style:font-weight-asian="normal" style:font-weight-complex="normal"/>
    </style:style>
    <style:style style:name="T70" style:family="text">
      <style:text-properties fo:color="#000000" fo:font-weight="normal" officeooo:rsid="004e4dc4" style:font-weight-asian="normal" style:font-weight-complex="normal"/>
    </style:style>
    <style:style style:name="T71" style:family="text">
      <style:text-properties fo:color="#000000" fo:font-weight="normal" officeooo:rsid="0059fa99" style:font-weight-asian="normal" style:font-weight-complex="normal"/>
    </style:style>
    <style:style style:name="T72" style:family="text">
      <style:text-properties fo:color="#000000" fo:font-weight="normal" officeooo:rsid="00606400" style:font-weight-asian="normal" style:font-weight-complex="normal"/>
    </style:style>
    <style:style style:name="T73" style:family="text">
      <style:text-properties fo:color="#000000" fo:font-weight="normal" officeooo:rsid="00d82fd6" style:font-weight-asian="normal" style:font-weight-complex="normal"/>
    </style:style>
    <style:style style:name="T74" style:family="text">
      <style:text-properties fo:color="#000000" fo:font-weight="normal" officeooo:rsid="00dd6e5b" style:font-weight-asian="normal" style:font-weight-complex="normal"/>
    </style:style>
    <style:style style:name="T75" style:family="text">
      <style:text-properties fo:color="#000000" fo:font-weight="normal" officeooo:rsid="00dc8187" style:font-weight-asian="normal" style:font-weight-complex="normal"/>
    </style:style>
    <style:style style:name="T76" style:family="text">
      <style:text-properties fo:color="#000000" fo:font-weight="normal" officeooo:rsid="006aacca" style:font-weight-asian="normal" style:font-weight-complex="normal"/>
    </style:style>
    <style:style style:name="T77" style:family="text">
      <style:text-properties fo:color="#000000" fo:font-weight="normal" officeooo:rsid="008156df" style:font-weight-asian="normal" style:font-weight-complex="normal"/>
    </style:style>
    <style:style style:name="T78" style:family="text">
      <style:text-properties fo:color="#000000" fo:font-weight="normal" officeooo:rsid="0068bd2d" style:font-weight-asian="normal" style:font-weight-complex="normal"/>
    </style:style>
    <style:style style:name="T79" style:family="text">
      <style:text-properties fo:color="#000000" fo:font-weight="normal" officeooo:rsid="00658b91" style:font-weight-asian="normal" style:font-weight-complex="normal"/>
    </style:style>
    <style:style style:name="T80" style:family="text">
      <style:text-properties fo:color="#000000" fo:font-weight="normal" officeooo:rsid="006ca5cd" style:font-weight-asian="normal" style:font-weight-complex="normal"/>
    </style:style>
    <style:style style:name="T81" style:family="text">
      <style:text-properties fo:color="#000000" fo:font-weight="normal" officeooo:rsid="0072684f" style:font-weight-asian="normal" style:font-weight-complex="normal"/>
    </style:style>
    <style:style style:name="T82" style:family="text">
      <style:text-properties fo:color="#000000" fo:font-weight="normal" officeooo:rsid="00741e75" style:font-weight-asian="normal" style:font-weight-complex="normal"/>
    </style:style>
    <style:style style:name="T83" style:family="text">
      <style:text-properties fo:color="#000000" fo:font-weight="normal" officeooo:rsid="007616b8" style:font-weight-asian="normal" style:font-weight-complex="normal"/>
    </style:style>
    <style:style style:name="T84" style:family="text">
      <style:text-properties fo:color="#000000" fo:font-weight="normal" officeooo:rsid="007a4c68" style:font-weight-asian="normal" style:font-weight-complex="normal"/>
    </style:style>
    <style:style style:name="T85" style:family="text">
      <style:text-properties fo:color="#000000" fo:font-weight="normal" officeooo:rsid="007b8642" style:font-weight-asian="normal" style:font-weight-complex="normal"/>
    </style:style>
    <style:style style:name="T86" style:family="text">
      <style:text-properties fo:color="#000000" fo:font-weight="normal" officeooo:rsid="002249fe" style:font-weight-asian="normal" style:font-weight-complex="normal"/>
    </style:style>
    <style:style style:name="T87" style:family="text">
      <style:text-properties fo:color="#000000" fo:font-weight="normal" officeooo:rsid="001996d7" style:font-weight-asian="normal" style:font-weight-complex="normal"/>
    </style:style>
    <style:style style:name="T88" style:family="text">
      <style:text-properties fo:color="#000000" fo:font-weight="normal" officeooo:rsid="0019dc38" style:font-weight-asian="normal" style:font-weight-complex="normal"/>
    </style:style>
    <style:style style:name="T89" style:family="text">
      <style:text-properties fo:color="#000000" fo:font-weight="normal" officeooo:rsid="002c61f1" style:font-weight-asian="normal" style:font-weight-complex="normal"/>
    </style:style>
    <style:style style:name="T90" style:family="text">
      <style:text-properties fo:color="#000000" fo:font-weight="normal" officeooo:rsid="0030304f" style:font-weight-asian="normal" style:font-weight-complex="normal"/>
    </style:style>
    <style:style style:name="T91" style:family="text">
      <style:text-properties fo:color="#000000" fo:font-weight="normal" officeooo:rsid="0030ea77" style:font-weight-asian="normal" style:font-weight-complex="normal"/>
    </style:style>
    <style:style style:name="T92" style:family="text">
      <style:text-properties fo:color="#000000" fo:font-weight="normal" officeooo:rsid="003367cd" style:font-weight-asian="normal" style:font-weight-complex="normal"/>
    </style:style>
    <style:style style:name="T93" style:family="text">
      <style:text-properties fo:color="#000000" fo:font-weight="normal" officeooo:rsid="00345989" style:font-weight-asian="normal" style:font-weight-complex="normal"/>
    </style:style>
    <style:style style:name="T94" style:family="text">
      <style:text-properties fo:color="#000000" fo:font-weight="normal" officeooo:rsid="0034812e" style:font-weight-asian="normal" style:font-weight-complex="normal"/>
    </style:style>
    <style:style style:name="T95" style:family="text">
      <style:text-properties fo:color="#000000" fo:font-weight="normal" officeooo:rsid="00367de7" style:font-weight-asian="normal" style:font-weight-complex="normal"/>
    </style:style>
    <style:style style:name="T96" style:family="text">
      <style:text-properties fo:color="#000000" fo:font-weight="normal" officeooo:rsid="00381be6" style:font-weight-asian="normal" style:font-weight-complex="normal"/>
    </style:style>
    <style:style style:name="T97" style:family="text">
      <style:text-properties fo:color="#000000" fo:font-weight="normal" officeooo:rsid="003a130e" style:font-weight-asian="normal" style:font-weight-complex="normal"/>
    </style:style>
    <style:style style:name="T98" style:family="text">
      <style:text-properties fo:color="#000000" fo:font-weight="normal" officeooo:rsid="003f3101" style:font-weight-asian="normal" style:font-weight-complex="normal"/>
    </style:style>
    <style:style style:name="T99" style:family="text">
      <style:text-properties fo:color="#000000" fo:font-weight="normal" officeooo:rsid="0041ab57" style:font-weight-asian="normal" style:font-weight-complex="normal"/>
    </style:style>
    <style:style style:name="T100" style:family="text">
      <style:text-properties fo:color="#000000" fo:font-weight="normal" officeooo:rsid="005fda82" style:font-weight-asian="normal" style:font-weight-complex="normal"/>
    </style:style>
    <style:style style:name="T101" style:family="text">
      <style:text-properties fo:color="#000000" fo:font-weight="normal" officeooo:rsid="00b2b746" style:font-weight-asian="normal" style:font-weight-complex="normal"/>
    </style:style>
    <style:style style:name="T102" style:family="text">
      <style:text-properties fo:color="#000000" fo:font-weight="normal" officeooo:rsid="00b3bdb0" style:font-weight-asian="normal" style:font-weight-complex="normal"/>
    </style:style>
    <style:style style:name="T103" style:family="text">
      <style:text-properties fo:color="#000000" fo:font-weight="normal" officeooo:rsid="00b48a5c" style:font-weight-asian="normal" style:font-weight-complex="normal"/>
    </style:style>
    <style:style style:name="T104" style:family="text">
      <style:text-properties fo:color="#000000" fo:font-weight="normal" officeooo:rsid="00b5d085" style:font-weight-asian="normal" style:font-weight-complex="normal"/>
    </style:style>
    <style:style style:name="T105" style:family="text">
      <style:text-properties fo:color="#000000" fo:font-weight="normal" officeooo:rsid="00b7b8dd" style:font-weight-asian="normal" style:font-weight-complex="normal"/>
    </style:style>
    <style:style style:name="T106" style:family="text">
      <style:text-properties fo:color="#000000" fo:font-weight="normal" officeooo:rsid="00b991b5" style:font-weight-asian="normal" style:font-weight-complex="normal"/>
    </style:style>
    <style:style style:name="T107" style:family="text">
      <style:text-properties fo:color="#000000" fo:font-weight="normal" officeooo:rsid="00ba8158" style:font-weight-asian="normal" style:font-weight-complex="normal"/>
    </style:style>
    <style:style style:name="T108" style:family="text">
      <style:text-properties fo:color="#000000" fo:font-weight="normal" officeooo:rsid="00d67fdd" style:font-weight-asian="normal" style:font-weight-complex="normal"/>
    </style:style>
    <style:style style:name="T109" style:family="text">
      <style:text-properties fo:color="#000000" fo:font-weight="normal" officeooo:rsid="00d6caac" style:font-weight-asian="normal" style:font-weight-complex="normal"/>
    </style:style>
    <style:style style:name="T110" style:family="text">
      <style:text-properties fo:color="#000000" fo:font-weight="normal" officeooo:rsid="00de5493" style:font-weight-asian="normal" style:font-weight-complex="normal"/>
    </style:style>
    <style:style style:name="T111" style:family="text">
      <style:text-properties fo:color="#000000" fo:font-weight="normal" officeooo:rsid="00e1ac71" style:font-weight-asian="normal" style:font-weight-complex="normal"/>
    </style:style>
    <style:style style:name="T112" style:family="text">
      <style:text-properties fo:color="#000000" fo:font-weight="normal" officeooo:rsid="0100293d" style:font-weight-asian="normal" style:font-weight-complex="normal"/>
    </style:style>
    <style:style style:name="T113" style:family="text">
      <style:text-properties fo:color="#000000" fo:font-weight="normal" officeooo:rsid="0100a4ce" style:font-weight-asian="normal" style:font-weight-complex="normal"/>
    </style:style>
    <style:style style:name="T114" style:family="text">
      <style:text-properties fo:color="#000000" fo:font-weight="normal" officeooo:rsid="0102d9db" style:font-weight-asian="normal" style:font-weight-complex="normal"/>
    </style:style>
    <style:style style:name="T115" style:family="text">
      <style:text-properties fo:color="#000000" fo:font-weight="normal" officeooo:rsid="0107e3ef" style:font-weight-asian="normal" style:font-weight-complex="normal"/>
    </style:style>
    <style:style style:name="T116" style:family="text">
      <style:text-properties fo:color="#000000" fo:font-weight="normal" officeooo:rsid="0038104f" fo:background-color="#ffffff" loext:char-shading-value="0" style:font-weight-asian="normal" style:font-weight-complex="normal"/>
    </style:style>
    <style:style style:name="T117" style:family="text">
      <style:text-properties fo:color="#000000" fo:font-weight="normal" officeooo:rsid="00376678" fo:background-color="#ffffff" loext:char-shading-value="0" style:font-weight-asian="normal" style:font-weight-complex="normal"/>
    </style:style>
    <style:style style:name="T118" style:family="text">
      <style:text-properties fo:color="#000000" fo:font-weight="normal" style:font-size-asian="13pt" style:font-weight-asian="normal" style:font-size-complex="13pt" style:font-weight-complex="normal"/>
    </style:style>
    <style:style style:name="T119" style:family="text">
      <style:text-properties fo:color="#000000" fo:font-weight="normal" officeooo:rsid="01088e01" style:font-size-asian="13pt" style:font-weight-asian="normal" style:font-size-complex="13pt" style:font-weight-complex="normal"/>
    </style:style>
    <style:style style:name="T120" style:family="text">
      <style:text-properties fo:color="#000000" fo:font-weight="normal" style:font-size-asian="13pt" style:font-weight-asian="normal" style:font-weight-complex="normal"/>
    </style:style>
    <style:style style:name="T121" style:family="text">
      <style:text-properties fo:color="#000000" fo:font-weight="normal" officeooo:rsid="0022ab6e" style:font-size-asian="13pt" style:font-weight-asian="normal" style:font-weight-complex="normal"/>
    </style:style>
    <style:style style:name="T122" style:family="text">
      <style:text-properties fo:color="#000000" fo:font-weight="normal" officeooo:rsid="002bc0a5" style:font-size-asian="13pt" style:font-weight-asian="normal" style:font-weight-complex="normal"/>
    </style:style>
    <style:style style:name="T123" style:family="text">
      <style:text-properties fo:color="#000000" fo:font-weight="normal" officeooo:rsid="01088e01" style:font-size-asian="13pt" style:font-weight-asian="normal" style:font-weight-complex="normal"/>
    </style:style>
    <style:style style:name="T124" style:family="text">
      <style:text-properties fo:color="#000000" fo:font-weight="normal" officeooo:rsid="00606400" style:font-size-asian="11.3500003814697pt" style:font-weight-asian="normal" style:font-weight-complex="normal"/>
    </style:style>
    <style:style style:name="T125" style:family="text">
      <style:text-properties fo:color="#000000" fo:font-weight="normal" officeooo:rsid="00658b91" style:font-size-asian="11.3500003814697pt" style:font-weight-asian="normal" style:font-weight-complex="normal"/>
    </style:style>
    <style:style style:name="T126" style:family="text">
      <style:text-properties fo:color="#000000" fo:font-weight="normal" officeooo:rsid="006170d7" style:font-size-asian="11.3500003814697pt" style:font-weight-asian="normal" style:font-weight-complex="normal"/>
    </style:style>
    <style:style style:name="T127" style:family="text">
      <style:text-properties fo:color="#000000" fo:font-weight="normal" officeooo:rsid="006aacca" style:font-size-asian="11.3500003814697pt" style:font-weight-asian="normal" style:font-weight-complex="normal"/>
    </style:style>
    <style:style style:name="T128" style:family="text">
      <style:text-properties fo:color="#000000" fo:font-weight="normal" officeooo:rsid="0068bd2d" style:font-size-asian="11.3500003814697pt" style:font-weight-asian="normal" style:font-weight-complex="normal"/>
    </style:style>
    <style:style style:name="T129" style:family="text">
      <style:text-properties fo:color="#000000" fo:font-weight="normal" officeooo:rsid="006ca5cd" style:font-size-asian="11.3500003814697pt" style:font-weight-asian="normal" style:font-weight-complex="normal"/>
    </style:style>
    <style:style style:name="T130" style:family="text">
      <style:text-properties fo:color="#000000" fo:font-weight="normal" officeooo:rsid="00345989" style:font-size-asian="11.3500003814697pt" style:font-weight-asian="normal" style:font-weight-complex="normal"/>
    </style:style>
    <style:style style:name="T131" style:family="text">
      <style:text-properties fo:color="#000000" fo:font-weight="normal" officeooo:rsid="0041ab57" style:font-size-asian="11.3500003814697pt" style:font-weight-asian="normal" style:font-weight-complex="normal"/>
    </style:style>
    <style:style style:name="T132" style:family="text">
      <style:text-properties fo:color="#000000" fo:font-weight="normal" officeooo:rsid="00436e00" style:font-size-asian="11.3500003814697pt" style:font-weight-asian="normal" style:font-weight-complex="normal"/>
    </style:style>
    <style:style style:name="T133" style:family="text">
      <style:text-properties fo:color="#000000" fo:font-weight="normal" officeooo:rsid="00456154" style:font-size-asian="11.3500003814697pt" style:font-weight-asian="normal" style:font-weight-complex="normal"/>
    </style:style>
    <style:style style:name="T134" style:family="text">
      <style:text-properties fo:color="#000000" fo:font-weight="normal" officeooo:rsid="00459a04" style:font-size-asian="11.3500003814697pt" style:font-weight-asian="normal" style:font-weight-complex="normal"/>
    </style:style>
    <style:style style:name="T135" style:family="text">
      <style:text-properties fo:color="#000000" fo:font-weight="normal" officeooo:rsid="00557d27" style:font-size-asian="11.3500003814697pt" style:font-weight-asian="normal" style:font-weight-complex="normal"/>
    </style:style>
    <style:style style:name="T136" style:family="text">
      <style:text-properties fo:color="#000000" fo:font-weight="normal" officeooo:rsid="0056b9bc" style:font-size-asian="11.3500003814697pt" style:font-weight-asian="normal" style:font-weight-complex="normal"/>
    </style:style>
    <style:style style:name="T137" style:family="text">
      <style:text-properties fo:color="#000000" fo:font-weight="normal" officeooo:rsid="00595947" style:font-size-asian="11.3500003814697pt" style:font-weight-asian="normal" style:font-weight-complex="normal"/>
    </style:style>
    <style:style style:name="T138" style:family="text">
      <style:text-properties fo:color="#000000" fo:font-weight="normal" officeooo:rsid="005e3d0c" style:font-size-asian="11.3500003814697pt" style:font-weight-asian="normal" style:font-weight-complex="normal"/>
    </style:style>
    <style:style style:name="T139" style:family="text">
      <style:text-properties fo:color="#000000" fo:font-weight="normal" officeooo:rsid="005fda82" style:font-size-asian="11.3500003814697pt" style:font-weight-asian="normal" style:font-weight-complex="normal"/>
    </style:style>
    <style:style style:name="T140" style:family="text">
      <style:text-properties fo:color="#000000" fo:font-weight="normal" officeooo:rsid="00671e7c" style:font-size-asian="11.3500003814697pt" style:font-weight-asian="normal" style:font-weight-complex="normal"/>
    </style:style>
    <style:style style:name="T141" style:family="text">
      <style:text-properties fo:color="#000000" fo:font-weight="normal" officeooo:rsid="00680f53" style:font-size-asian="11.3500003814697pt" style:font-weight-asian="normal" style:font-weight-complex="normal"/>
    </style:style>
    <style:style style:name="T142" style:family="text">
      <style:text-properties fo:color="#000000" fo:font-weight="normal" officeooo:rsid="0068fc44" style:font-size-asian="11.3500003814697pt" style:font-weight-asian="normal" style:font-weight-complex="normal"/>
    </style:style>
    <style:style style:name="T143" style:family="text">
      <style:text-properties fo:color="#000000" fo:font-weight="normal" officeooo:rsid="006c677d" style:font-size-asian="11.3500003814697pt" style:font-weight-asian="normal" style:font-weight-complex="normal"/>
    </style:style>
    <style:style style:name="T144" style:family="text">
      <style:text-properties fo:color="#000000" fo:font-weight="normal" officeooo:rsid="006dd4ff" style:font-size-asian="11.3500003814697pt" style:font-weight-asian="normal" style:font-weight-complex="normal"/>
    </style:style>
    <style:style style:name="T145" style:family="text">
      <style:text-properties fo:color="#000000" fo:font-weight="normal" officeooo:rsid="006f7686" style:font-size-asian="11.3500003814697pt" style:font-weight-asian="normal" style:font-weight-complex="normal"/>
    </style:style>
    <style:style style:name="T146" style:family="text">
      <style:text-properties fo:color="#000000" fo:font-weight="normal" officeooo:rsid="006feb79" style:font-size-asian="11.3500003814697pt" style:font-weight-asian="normal" style:font-weight-complex="normal"/>
    </style:style>
    <style:style style:name="T147" style:family="text">
      <style:text-properties fo:color="#000000" fo:font-weight="normal" officeooo:rsid="0071b22f" style:font-size-asian="11.3500003814697pt" style:font-weight-asian="normal" style:font-weight-complex="normal"/>
    </style:style>
    <style:style style:name="T148" style:family="text">
      <style:text-properties fo:color="#000000" fo:font-weight="normal" officeooo:rsid="00729340" style:font-size-asian="11.3500003814697pt" style:font-weight-asian="normal" style:font-weight-complex="normal"/>
    </style:style>
    <style:style style:name="T149" style:family="text">
      <style:text-properties fo:color="#000000" fo:font-weight="normal" officeooo:rsid="00736f8c" style:font-size-asian="11.3500003814697pt" style:font-weight-asian="normal" style:font-weight-complex="normal"/>
    </style:style>
    <style:style style:name="T150" style:family="text">
      <style:text-properties fo:color="#000000" fo:font-weight="normal" officeooo:rsid="00847451" style:font-size-asian="11.3500003814697pt" style:font-weight-asian="normal" style:font-weight-complex="normal"/>
    </style:style>
    <style:style style:name="T151" style:family="text">
      <style:text-properties fo:color="#000000" fo:font-weight="normal" officeooo:rsid="007f6755" style:font-size-asian="11.3500003814697pt" style:font-weight-asian="normal" style:font-weight-complex="normal"/>
    </style:style>
    <style:style style:name="T152" style:family="text">
      <style:text-properties fo:color="#000000" fo:font-weight="normal" officeooo:rsid="0088788f" style:font-size-asian="11.3500003814697pt" style:font-weight-asian="normal" style:font-weight-complex="normal"/>
    </style:style>
    <style:style style:name="T153" style:family="text">
      <style:text-properties fo:color="#000000" fo:font-weight="normal" officeooo:rsid="0088e5d1" style:font-size-asian="11.3500003814697pt" style:font-weight-asian="normal" style:font-weight-complex="normal"/>
    </style:style>
    <style:style style:name="T154" style:family="text">
      <style:text-properties fo:color="#000000" fo:font-weight="normal" officeooo:rsid="008cc4b2" style:font-size-asian="11.3500003814697pt" style:font-weight-asian="normal" style:font-weight-complex="normal"/>
    </style:style>
    <style:style style:name="T155" style:family="text">
      <style:text-properties fo:color="#000000" fo:font-weight="normal" officeooo:rsid="008d213a" style:font-size-asian="11.3500003814697pt" style:font-weight-asian="normal" style:font-weight-complex="normal"/>
    </style:style>
    <style:style style:name="T156" style:family="text">
      <style:text-properties fo:color="#000000" fo:font-weight="normal" officeooo:rsid="008f16b2" style:font-size-asian="11.3500003814697pt" style:font-weight-asian="normal" style:font-weight-complex="normal"/>
    </style:style>
    <style:style style:name="T157" style:family="text">
      <style:text-properties fo:color="#000000" fo:font-weight="normal" officeooo:rsid="008fc950" style:font-size-asian="11.3500003814697pt" style:font-weight-asian="normal" style:font-weight-complex="normal"/>
    </style:style>
    <style:style style:name="T158" style:family="text">
      <style:text-properties fo:color="#000000" fo:font-weight="normal" officeooo:rsid="0090ad0d" style:font-size-asian="11.3500003814697pt" style:font-weight-asian="normal" style:font-weight-complex="normal"/>
    </style:style>
    <style:style style:name="T159" style:family="text">
      <style:text-properties fo:color="#000000" fo:font-weight="normal" officeooo:rsid="01065737" style:font-size-asian="11.3500003814697pt" style:font-weight-asian="normal" style:font-weight-complex="normal"/>
    </style:style>
    <style:style style:name="T160" style:family="text">
      <style:text-properties fo:color="#000000" fo:font-weight="normal" officeooo:rsid="01314192" style:font-size-asian="11.3500003814697pt" style:font-weight-asian="normal" style:font-weight-complex="normal"/>
    </style:style>
    <style:style style:name="T161" style:family="text">
      <style:text-properties fo:color="#000000" fo:font-weight="normal" officeooo:rsid="0022078f" style:font-size-asian="11.3500003814697pt" style:font-weight-asian="normal" style:font-size-complex="13pt" style:font-weight-complex="normal"/>
    </style:style>
    <style:style style:name="T162" style:family="text">
      <style:text-properties fo:color="#000000" fo:font-weight="normal" officeooo:rsid="006feb79" fo:background-color="#ffff00" loext:char-shading-value="0" style:font-size-asian="11.3500003814697pt" style:font-weight-asian="normal" style:font-weight-complex="normal"/>
    </style:style>
    <style:style style:name="T163" style:family="text">
      <style:text-properties fo:color="#000000" fo:font-weight="normal" officeooo:rsid="00a0e59c" fo:background-color="#ffff00" loext:char-shading-value="0" style:font-size-asian="11.3500003814697pt" style:font-weight-asian="normal" style:font-weight-complex="normal"/>
    </style:style>
    <style:style style:name="T164" style:family="text">
      <style:text-properties fo:color="#000000" fo:font-weight="normal" officeooo:rsid="0088e5d1" fo:background-color="transparent" loext:char-shading-value="0" style:font-weight-asian="normal" style:font-weight-complex="normal"/>
    </style:style>
    <style:style style:name="T165" style:family="text">
      <style:text-properties fo:color="#000000" fo:font-weight="normal" officeooo:rsid="00931896" fo:background-color="transparent" loext:char-shading-value="0" style:font-weight-asian="normal" style:font-weight-complex="normal"/>
    </style:style>
    <style:style style:name="T166" style:family="text">
      <style:text-properties fo:color="#000000" fo:font-weight="normal" officeooo:rsid="007a5331" fo:background-color="transparent" loext:char-shading-value="0" style:font-weight-asian="normal" style:font-weight-complex="normal"/>
    </style:style>
    <style:style style:name="T167" style:family="text">
      <style:text-properties fo:color="#000000" fo:font-size="7pt" officeooo:rsid="003c67f6" style:font-size-asian="7pt" style:font-size-complex="7pt"/>
    </style:style>
    <style:style style:name="T168" style:family="text">
      <style:text-properties fo:color="#000000" fo:font-size="9pt" fo:font-weight="normal" officeooo:rsid="00606400" style:font-size-asian="9pt" style:font-weight-asian="normal" style:font-size-complex="9pt" style:font-weight-complex="normal"/>
    </style:style>
    <style:style style:name="T169" style:family="text">
      <style:text-properties fo:color="#000000" fo:font-size="9pt" fo:font-weight="normal" officeooo:rsid="006170d7" style:font-size-asian="9pt" style:font-weight-asian="normal" style:font-size-complex="9pt" style:font-weight-complex="normal"/>
    </style:style>
    <style:style style:name="T170" style:family="text">
      <style:text-properties fo:color="#000000" fo:font-size="9pt" fo:font-weight="normal" officeooo:rsid="0072684f" style:font-size-asian="9pt" style:font-weight-asian="normal" style:font-size-complex="9pt" style:font-weight-complex="normal"/>
    </style:style>
    <style:style style:name="T171" style:family="text">
      <style:text-properties fo:color="#000000" fo:font-size="9pt" fo:font-weight="normal" officeooo:rsid="007616b8" style:font-size-asian="9pt" style:font-weight-asian="normal" style:font-size-complex="9pt" style:font-weight-complex="normal"/>
    </style:style>
    <style:style style:name="T172" style:family="text">
      <style:text-properties fo:color="#000000" fo:font-size="9pt" fo:font-weight="normal" officeooo:rsid="0041ab57" style:font-size-asian="9pt" style:font-weight-asian="normal" style:font-size-complex="9pt" style:font-weight-complex="normal"/>
    </style:style>
    <style:style style:name="T173" style:family="text">
      <style:text-properties fo:color="#000000" fo:font-size="9pt" fo:font-weight="normal" officeooo:rsid="00557d27" style:font-size-asian="9pt" style:font-weight-asian="normal" style:font-size-complex="9pt" style:font-weight-complex="normal"/>
    </style:style>
    <style:style style:name="T174" style:family="text">
      <style:text-properties fo:color="#000000" fo:font-size="9pt" fo:font-weight="normal" officeooo:rsid="00680f53" style:font-size-asian="9pt" style:font-weight-asian="normal" style:font-size-complex="9pt" style:font-weight-complex="normal"/>
    </style:style>
    <style:style style:name="T175" style:family="text">
      <style:text-properties fo:color="#000000" fo:font-size="9pt" fo:font-weight="normal" officeooo:rsid="00b2b746" style:font-size-asian="9pt" style:font-weight-asian="normal" style:font-size-complex="9pt" style:font-weight-complex="normal"/>
    </style:style>
    <style:style style:name="T176" style:family="text">
      <style:text-properties fo:color="#000000" fo:font-size="9pt" fo:font-weight="normal" officeooo:rsid="00931896" fo:background-color="transparent" loext:char-shading-value="0" style:font-size-asian="9pt" style:font-weight-asian="normal" style:font-size-complex="9pt" style:font-weight-complex="normal"/>
    </style:style>
    <style:style style:name="T177" style:family="text">
      <style:text-properties fo:color="#000000" officeooo:rsid="0038c186"/>
    </style:style>
    <style:style style:name="T178" style:family="text">
      <style:text-properties fo:color="#000000" fo:font-size="13pt" fo:font-weight="normal" officeooo:rsid="0088e5d1" style:font-size-asian="13pt" style:font-weight-asian="normal" style:font-size-complex="13pt" style:font-weight-complex="normal"/>
    </style:style>
    <style:style style:name="T179" style:family="text">
      <style:text-properties fo:color="#000000" fo:font-size="13pt" fo:font-weight="normal" officeooo:rsid="00947efe" style:font-size-asian="13pt" style:font-weight-asian="normal" style:font-size-complex="13pt" style:font-weight-complex="normal"/>
    </style:style>
    <style:style style:name="T180" style:family="text">
      <style:text-properties fo:color="#000000" fo:font-size="13pt" fo:font-weight="normal" officeooo:rsid="00680f53" style:font-size-asian="13pt" style:font-weight-asian="normal" style:font-size-complex="13pt" style:font-weight-complex="normal"/>
    </style:style>
    <style:style style:name="T181" style:family="text">
      <style:text-properties fo:color="#000000" fo:font-size="13pt" fo:font-weight="normal" officeooo:rsid="00d67fdd" style:font-size-asian="13pt" style:font-weight-asian="normal" style:font-size-complex="13pt" style:font-weight-complex="normal"/>
    </style:style>
    <style:style style:name="T182" style:family="text">
      <style:text-properties fo:color="#000000" fo:font-size="13pt" fo:font-weight="normal" officeooo:rsid="01314192" style:font-size-asian="13pt" style:font-weight-asian="normal" style:font-size-complex="13pt" style:font-weight-complex="normal"/>
    </style:style>
    <style:style style:name="T183" style:family="text">
      <style:text-properties fo:color="#000000" fo:font-size="13pt" fo:font-weight="normal" officeooo:rsid="00680f53" fo:background-color="transparent" loext:char-shading-value="0" style:font-size-asian="11.3500003814697pt" style:font-weight-asian="normal" style:font-size-complex="13pt" style:font-weight-complex="normal"/>
    </style:style>
    <style:style style:name="T184" style:family="text">
      <style:text-properties fo:color="#000000" fo:font-size="13pt" fo:font-weight="normal" officeooo:rsid="0088e5d1" fo:background-color="transparent" loext:char-shading-value="0" style:font-size-asian="11.3500003814697pt" style:font-weight-asian="normal" style:font-size-complex="13pt" style:font-weight-complex="normal"/>
    </style:style>
    <style:style style:name="T185" style:family="text">
      <style:text-properties fo:color="#000000" fo:font-size="13pt" fo:font-weight="normal" officeooo:rsid="00947efe" fo:background-color="transparent" loext:char-shading-value="0" style:font-size-asian="11.3500003814697pt" style:font-weight-asian="normal" style:font-size-complex="13pt" style:font-weight-complex="normal"/>
    </style:style>
    <style:style style:name="T186" style:family="text">
      <style:text-properties fo:color="#000000" style:font-name="Liberation Serif1" fo:font-size="13pt" fo:font-weight="normal" officeooo:rsid="00de5493" style:font-size-asian="13pt" style:font-weight-asian="normal" style:font-size-complex="13pt" style:font-weight-complex="normal"/>
    </style:style>
    <style:style style:name="T187" style:family="text">
      <style:text-properties fo:color="#000000" style:font-name="Liberation Serif1" fo:font-size="13pt" fo:font-weight="normal" officeooo:rsid="00e15297" style:font-size-asian="13pt" style:font-weight-asian="normal" style:font-size-complex="13pt" style:font-weight-complex="normal"/>
    </style:style>
    <style:style style:name="T188" style:family="text">
      <style:text-properties fo:color="#000000" style:font-name="Liberation Serif1" fo:font-size="13pt" fo:font-weight="normal" officeooo:rsid="00eeee00" style:font-size-asian="13pt" style:font-weight-asian="normal" style:font-size-complex="13pt" style:font-weight-complex="normal"/>
    </style:style>
    <style:style style:name="T189" style:family="text">
      <style:text-properties fo:color="#000000" style:font-name="Liberation Serif1" fo:font-size="13pt" style:text-underline-style="none" fo:font-weight="normal" officeooo:rsid="00eeee00" style:font-size-asian="13pt" style:font-weight-asian="normal" style:font-size-complex="13pt" style:font-weight-complex="normal"/>
    </style:style>
    <style:style style:name="T190" style:family="text">
      <style:text-properties fo:color="#000000" officeooo:rsid="003ab4ce" style:font-size-asian="13pt" style:font-weight-asian="normal" style:font-size-complex="13pt" style:font-weight-complex="normal"/>
    </style:style>
    <style:style style:name="T191" style:family="text">
      <style:text-properties officeooo:rsid="002ec593"/>
    </style:style>
    <style:style style:name="T19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officeooo:rsid="00091cca" style:font-weight-asian="bold" style:font-weight-complex="bold"/>
    </style:style>
    <style:style style:name="T195" style:family="text">
      <style:text-properties fo:font-weight="bold" officeooo:rsid="007e2987" style:font-weight-asian="bold" style:font-weight-complex="bold"/>
    </style:style>
    <style:style style:name="T196" style:family="text">
      <style:text-properties fo:font-weight="bold" officeooo:rsid="001700c0" style:font-weight-asian="bold" style:font-weight-complex="bold"/>
    </style:style>
    <style:style style:name="T197" style:family="text">
      <style:text-properties fo:font-weight="bold" officeooo:rsid="002bce09" style:font-weight-asian="bold" style:font-weight-complex="bold"/>
    </style:style>
    <style:style style:name="T198" style:family="text">
      <style:text-properties fo:font-weight="bold" officeooo:rsid="0034061e" style:font-weight-asian="bold" style:font-weight-complex="bold"/>
    </style:style>
    <style:style style:name="T199" style:family="text">
      <style:text-properties fo:font-weight="normal" style:font-weight-asian="normal" style:font-weight-complex="normal"/>
    </style:style>
    <style:style style:name="T200" style:family="text">
      <style:text-properties fo:font-weight="normal" officeooo:rsid="004e12f4" style:font-weight-asian="normal" style:font-weight-complex="normal"/>
    </style:style>
    <style:style style:name="T201" style:family="text">
      <style:text-properties fo:font-weight="normal" officeooo:rsid="00091cca" style:font-weight-asian="normal" style:font-weight-complex="normal"/>
    </style:style>
    <style:style style:name="T202" style:family="text">
      <style:text-properties fo:font-weight="normal" officeooo:rsid="001dbeca" style:font-weight-asian="normal" style:font-weight-complex="normal"/>
    </style:style>
    <style:style style:name="T203" style:family="text">
      <style:text-properties fo:font-weight="normal" officeooo:rsid="009fb7be" style:font-weight-asian="normal" style:font-weight-complex="normal"/>
    </style:style>
    <style:style style:name="T204" style:family="text">
      <style:text-properties fo:font-weight="normal" officeooo:rsid="004e9c28" style:font-weight-asian="normal" style:font-weight-complex="normal"/>
    </style:style>
    <style:style style:name="T205" style:family="text">
      <style:text-properties fo:font-weight="normal" officeooo:rsid="002a295b" style:font-weight-asian="normal" style:font-weight-complex="normal"/>
    </style:style>
    <style:style style:name="T206" style:family="text">
      <style:text-properties fo:font-weight="normal" officeooo:rsid="002b232a" style:font-weight-asian="normal" style:font-weight-complex="normal"/>
    </style:style>
    <style:style style:name="T207" style:family="text">
      <style:text-properties fo:font-weight="normal" officeooo:rsid="0044e11e" style:font-weight-asian="normal" style:font-weight-complex="normal"/>
    </style:style>
    <style:style style:name="T208" style:family="text">
      <style:text-properties fo:font-weight="normal" officeooo:rsid="0060e89e" style:font-weight-asian="normal" style:font-weight-complex="normal"/>
    </style:style>
    <style:style style:name="T209" style:family="text">
      <style:text-properties fo:font-weight="normal" officeooo:rsid="008a8ac8" style:font-weight-asian="normal" style:font-weight-complex="normal"/>
    </style:style>
    <style:style style:name="T210" style:family="text">
      <style:text-properties fo:font-weight="normal" officeooo:rsid="001c8d76" style:font-weight-asian="normal" style:font-weight-complex="normal"/>
    </style:style>
    <style:style style:name="T211" style:family="text">
      <style:text-properties fo:font-weight="normal" officeooo:rsid="000fcd8a" style:font-weight-asian="normal" style:font-weight-complex="normal"/>
    </style:style>
    <style:style style:name="T212" style:family="text">
      <style:text-properties fo:font-weight="normal" officeooo:rsid="0026e705" style:font-weight-asian="normal" style:font-weight-complex="normal"/>
    </style:style>
    <style:style style:name="T213" style:family="text">
      <style:text-properties fo:font-weight="normal" officeooo:rsid="0046ad10" style:font-weight-asian="normal" style:font-weight-complex="normal"/>
    </style:style>
    <style:style style:name="T214" style:family="text">
      <style:text-properties fo:font-weight="normal" officeooo:rsid="0041d07a" style:font-weight-asian="normal" style:font-weight-complex="normal"/>
    </style:style>
    <style:style style:name="T215" style:family="text">
      <style:text-properties fo:font-weight="normal" officeooo:rsid="00153997" style:font-weight-asian="normal" style:font-weight-complex="normal"/>
    </style:style>
    <style:style style:name="T216" style:family="text">
      <style:text-properties fo:font-weight="normal" officeooo:rsid="0037920c" style:font-weight-asian="normal" style:font-weight-complex="normal"/>
    </style:style>
    <style:style style:name="T217" style:family="text">
      <style:text-properties fo:font-weight="normal" officeooo:rsid="00321523" style:font-weight-asian="normal" style:font-weight-complex="normal"/>
    </style:style>
    <style:style style:name="T218" style:family="text">
      <style:text-properties fo:font-weight="normal" officeooo:rsid="002b1b01" style:font-weight-asian="normal" style:font-weight-complex="normal"/>
    </style:style>
    <style:style style:name="T219" style:family="text">
      <style:text-properties fo:font-weight="normal" officeooo:rsid="002bce09" style:font-weight-asian="normal" style:font-weight-complex="normal"/>
    </style:style>
    <style:style style:name="T220" style:family="text">
      <style:text-properties fo:font-weight="normal" officeooo:rsid="002d473a" style:font-weight-asian="normal" style:font-weight-complex="normal"/>
    </style:style>
    <style:style style:name="T221" style:family="text">
      <style:text-properties fo:font-weight="normal" officeooo:rsid="001700c0" style:font-weight-asian="normal" style:font-weight-complex="normal"/>
    </style:style>
    <style:style style:name="T222" style:family="text">
      <style:text-properties fo:font-weight="normal" officeooo:rsid="0034061e" style:font-weight-asian="normal" style:font-weight-complex="normal"/>
    </style:style>
    <style:style style:name="T223" style:family="text">
      <style:text-properties fo:font-weight="normal" officeooo:rsid="0018c298" style:font-weight-asian="normal" style:font-weight-complex="normal"/>
    </style:style>
    <style:style style:name="T224" style:family="text">
      <style:text-properties fo:font-weight="normal" officeooo:rsid="00194d51" style:font-weight-asian="normal" style:font-weight-complex="normal"/>
    </style:style>
    <style:style style:name="T225" style:family="text">
      <style:text-properties fo:font-weight="normal" officeooo:rsid="001ca293" style:font-weight-asian="normal" style:font-weight-complex="normal"/>
    </style:style>
    <style:style style:name="T226" style:family="text">
      <style:text-properties fo:font-weight="normal" officeooo:rsid="0011466b" style:font-weight-asian="normal" style:font-weight-complex="normal"/>
    </style:style>
    <style:style style:name="T227" style:family="text">
      <style:text-properties fo:font-weight="normal" officeooo:rsid="00347e90" style:font-weight-asian="normal" style:font-weight-complex="normal"/>
    </style:style>
    <style:style style:name="T228" style:family="text">
      <style:text-properties fo:font-weight="normal" officeooo:rsid="008db26a" style:font-weight-asian="normal" style:font-weight-complex="normal"/>
    </style:style>
    <style:style style:name="T229" style:family="text">
      <style:text-properties fo:font-weight="normal" officeooo:rsid="0090d1e5" style:font-weight-asian="normal" style:font-weight-complex="normal"/>
    </style:style>
    <style:style style:name="T230" style:family="text">
      <style:text-properties fo:font-weight="normal" officeooo:rsid="0038c186" style:font-weight-asian="normal" style:font-weight-complex="normal"/>
    </style:style>
    <style:style style:name="T231" style:family="text">
      <style:text-properties fo:font-weight="normal" officeooo:rsid="008156df" style:font-weight-asian="normal" style:font-weight-complex="normal"/>
    </style:style>
    <style:style style:name="T232" style:family="text">
      <style:text-properties fo:font-weight="normal" style:font-weight-asian="normal" style:font-weight-complex="normal"/>
    </style:style>
    <style:style style:name="T233" style:family="text">
      <style:text-properties fo:font-weight="normal" fo:background-color="#530260" loext:char-shading-value="0" style:font-weight-asian="normal" style:font-weight-complex="normal"/>
    </style:style>
    <style:style style:name="T234" style:family="text">
      <style:text-properties fo:font-weight="normal" fo:background-color="#530260" loext:char-shading-value="0" style:font-weight-asian="normal" style:font-weight-complex="normal"/>
    </style:style>
    <style:style style:name="T235" style:family="text">
      <style:text-properties fo:font-weight="normal" officeooo:rsid="00347e90" fo:background-color="#530260" loext:char-shading-value="0" style:font-weight-asian="normal" style:font-weight-complex="normal"/>
    </style:style>
    <style:style style:name="T236" style:family="text">
      <style:text-properties fo:font-weight="normal" officeooo:rsid="00347e90" fo:background-color="#530260" loext:char-shading-value="0" style:font-weight-asian="normal" style:font-weight-complex="normal"/>
    </style:style>
    <style:style style:name="T237" style:family="text">
      <style:text-properties fo:font-weight="normal" fo:background-color="#0369a3" loext:char-shading-value="0" style:font-weight-asian="normal" style:font-weight-complex="normal"/>
    </style:style>
    <style:style style:name="T238" style:family="text">
      <style:text-properties fo:font-weight="normal" fo:background-color="#0369a3" loext:char-shading-value="0" style:font-weight-asian="normal" style:font-weight-complex="normal"/>
    </style:style>
    <style:style style:name="T239" style:family="text">
      <style:text-properties fo:color="#481d32" officeooo:rsid="004e9c28"/>
    </style:style>
    <style:style style:name="T240" style:family="text">
      <style:text-properties fo:color="#e8a202" fo:font-weight="normal" officeooo:rsid="002a295b" style:font-weight-asian="normal" style:font-weight-complex="normal"/>
    </style:style>
    <style:style style:name="T241" style:family="text">
      <style:text-properties officeooo:rsid="0044024d"/>
    </style:style>
    <style:style style:name="T242" style:family="text">
      <style:text-properties fo:color="#611729" fo:font-weight="normal" style:font-weight-asian="normal" style:font-weight-complex="normal"/>
    </style:style>
    <style:style style:name="T243" style:family="text">
      <style:text-properties officeooo:rsid="002b232a"/>
    </style:style>
    <style:style style:name="T244" style:family="text">
      <style:text-properties officeooo:rsid="0044e11e"/>
    </style:style>
    <style:style style:name="T245" style:family="text">
      <style:text-properties officeooo:rsid="001c8d76"/>
    </style:style>
    <style:style style:name="T246" style:family="text">
      <style:text-properties fo:color="#2cee0e" officeooo:rsid="008156df"/>
    </style:style>
    <style:style style:name="T247" style:family="text">
      <style:text-properties fo:color="#2cee0e" officeooo:rsid="0063c5fe"/>
    </style:style>
    <style:style style:name="T248" style:family="text">
      <style:text-properties fo:color="#2cee0e" officeooo:rsid="001c8d76"/>
    </style:style>
    <style:style style:name="T249" style:family="text">
      <style:text-properties fo:color="#2cee0e" officeooo:rsid="000fcd8a"/>
    </style:style>
    <style:style style:name="T250" style:family="text">
      <style:text-properties fo:color="#2cee0e" officeooo:rsid="007616b8"/>
    </style:style>
    <style:style style:name="T251" style:family="text">
      <style:text-properties fo:color="#2cee0e" officeooo:rsid="0078bf3f"/>
    </style:style>
    <style:style style:name="T252" style:family="text">
      <style:text-properties fo:color="#2cee0e" officeooo:rsid="0100293d"/>
    </style:style>
    <style:style style:name="T253" style:family="text">
      <style:text-properties fo:color="#2cee0e" fo:font-weight="bold" officeooo:rsid="003ab4ce" style:font-size-asian="13pt" style:font-weight-asian="bold" style:font-size-complex="13pt" style:font-weight-complex="bold"/>
    </style:style>
    <style:style style:name="T254" style:family="text">
      <style:text-properties fo:color="#2cee0e" officeooo:rsid="0144091f"/>
    </style:style>
    <style:style style:name="T255" style:family="text">
      <style:text-properties fo:color="#2cee0e" officeooo:rsid="0145878b"/>
    </style:style>
    <style:style style:name="T256" style:family="text">
      <style:text-properties officeooo:rsid="000fcd8a"/>
    </style:style>
    <style:style style:name="T257" style:family="text">
      <style:text-properties officeooo:rsid="00430ab2"/>
    </style:style>
    <style:style style:name="T258" style:family="text">
      <style:text-properties officeooo:rsid="0012ec53"/>
    </style:style>
    <style:style style:name="T259" style:family="text">
      <style:text-properties officeooo:rsid="0041d07a"/>
    </style:style>
    <style:style style:name="T260" style:family="text">
      <style:text-properties officeooo:rsid="00153997"/>
    </style:style>
    <style:style style:name="T261" style:family="text">
      <style:text-properties officeooo:rsid="00321523"/>
    </style:style>
    <style:style style:name="T262" style:family="text">
      <style:text-properties officeooo:rsid="0037920c"/>
    </style:style>
    <style:style style:name="T263" style:family="text">
      <style:text-properties officeooo:rsid="0034061e"/>
    </style:style>
    <style:style style:name="T264" style:family="text">
      <style:text-properties officeooo:rsid="0011466b"/>
    </style:style>
    <style:style style:name="T265" style:family="text">
      <style:text-properties officeooo:rsid="008a8ac8"/>
    </style:style>
    <style:style style:name="T266" style:family="text">
      <style:text-properties fo:font-size="9pt" officeooo:rsid="005a1d5a" style:font-size-asian="7.84999990463257pt" style:font-size-complex="9pt"/>
    </style:style>
    <style:style style:name="T267" style:family="text">
      <style:text-properties fo:font-size="9pt" officeooo:rsid="005a1d5a" style:font-size-asian="9pt" style:font-size-complex="9pt"/>
    </style:style>
    <style:style style:name="T268" style:family="text">
      <style:text-properties officeooo:rsid="008156df"/>
    </style:style>
    <style:style style:name="T269" style:family="text">
      <style:text-properties fo:font-size="7pt" officeooo:rsid="003c67f6" style:font-size-asian="7pt" style:font-size-complex="7pt"/>
    </style:style>
    <style:style style:name="T270" style:family="text">
      <style:text-properties officeooo:rsid="001c402b"/>
    </style:style>
    <style:style style:name="T271" style:family="text">
      <style:text-properties officeooo:rsid="0022c03f"/>
    </style:style>
    <style:style style:name="T272" style:family="text">
      <style:text-properties officeooo:rsid="002249fe"/>
    </style:style>
    <style:style style:name="T273" style:family="text">
      <style:text-properties officeooo:rsid="0030175e"/>
    </style:style>
    <style:style style:name="T274" style:family="text">
      <style:text-properties officeooo:rsid="00310e62"/>
    </style:style>
    <style:style style:name="T275" style:family="text">
      <style:text-properties officeooo:rsid="00376678"/>
    </style:style>
    <style:style style:name="T276" style:family="text">
      <style:text-properties style:font-size-asian="13pt"/>
    </style:style>
    <style:style style:name="T277" style:family="text">
      <style:text-properties officeooo:rsid="0022ab6e" style:font-size-asian="13pt"/>
    </style:style>
    <style:style style:name="T278" style:family="text">
      <style:text-properties officeooo:rsid="003c9a39"/>
    </style:style>
    <style:style style:name="T279" style:family="text">
      <style:text-properties officeooo:rsid="004c3b34"/>
    </style:style>
    <style:style style:name="T280" style:family="text">
      <style:text-properties officeooo:rsid="005f99e8"/>
    </style:style>
    <style:style style:name="T281" style:family="text">
      <style:text-properties officeooo:rsid="0072684f"/>
    </style:style>
    <style:style style:name="T282" style:family="text">
      <style:text-properties officeooo:rsid="007616b8"/>
    </style:style>
    <style:style style:name="T283" style:family="text">
      <style:text-properties officeooo:rsid="00347e90"/>
    </style:style>
    <style:style style:name="T284" style:family="text">
      <style:text-properties officeooo:rsid="0038c186"/>
    </style:style>
    <style:style style:name="T285" style:family="text">
      <style:text-properties fo:color="#c9211e" officeooo:rsid="002a2275"/>
    </style:style>
    <style:style style:name="T286" style:family="text">
      <style:text-properties fo:color="#c9211e" officeooo:rsid="002c61f1"/>
    </style:style>
    <style:style style:name="T287" style:family="text">
      <style:text-properties fo:color="#c9211e" officeooo:rsid="002edc75"/>
    </style:style>
    <style:style style:name="T288" style:family="text">
      <style:text-properties fo:color="#c9211e" officeooo:rsid="002edc75"/>
    </style:style>
    <style:style style:name="T289" style:family="text">
      <style:text-properties fo:color="#c9211e" officeooo:rsid="00494d07"/>
    </style:style>
    <style:style style:name="T290" style:family="text">
      <style:text-properties fo:color="#c9211e" officeooo:rsid="004b4834"/>
    </style:style>
    <style:style style:name="T291" style:family="text">
      <style:text-properties fo:color="#c9211e" officeooo:rsid="004b1b83"/>
    </style:style>
    <style:style style:name="T292" style:family="text">
      <style:text-properties fo:color="#c9211e" officeooo:rsid="002088ac" fo:background-color="#530260" loext:char-shading-value="0"/>
    </style:style>
    <style:style style:name="T293" style:family="text">
      <style:text-properties fo:color="#c9211e" officeooo:rsid="0026b60d" fo:background-color="#530260" loext:char-shading-value="0"/>
    </style:style>
    <style:style style:name="T294" style:family="text">
      <style:text-properties fo:color="#c9211e" officeooo:rsid="00285dca" fo:background-color="#530260" loext:char-shading-value="0"/>
    </style:style>
    <style:style style:name="T295" style:family="text">
      <style:text-properties fo:color="#c9211e" officeooo:rsid="002a2275" fo:background-color="#530260" loext:char-shading-value="0"/>
    </style:style>
    <style:style style:name="T296" style:family="text">
      <style:text-properties fo:color="#c9211e" officeooo:rsid="002c61f1" fo:background-color="#530260" loext:char-shading-value="0"/>
    </style:style>
    <style:style style:name="T297" style:family="text">
      <style:text-properties fo:color="#c9211e" officeooo:rsid="002c61f1" fo:background-color="#530260" loext:char-shading-value="0"/>
    </style:style>
    <style:style style:name="T298" style:family="text">
      <style:text-properties fo:color="#c9211e" officeooo:rsid="002edc75" fo:background-color="#530260" loext:char-shading-value="0"/>
    </style:style>
    <style:style style:name="T299" style:family="text">
      <style:text-properties fo:color="#c9211e" officeooo:rsid="002edc75" fo:background-color="#530260" loext:char-shading-value="0"/>
    </style:style>
    <style:style style:name="T300" style:family="text">
      <style:text-properties fo:color="#c9211e" officeooo:rsid="004b4834" fo:background-color="#530260" loext:char-shading-value="0"/>
    </style:style>
    <style:style style:name="T301" style:family="text">
      <style:text-properties fo:color="#c9211e" officeooo:rsid="004b4834" fo:background-color="#530260" loext:char-shading-value="0"/>
    </style:style>
    <style:style style:name="T302" style:family="text">
      <style:text-properties fo:color="#c9211e" officeooo:rsid="002edc75" fo:background-color="#0369a3" loext:char-shading-value="0"/>
    </style:style>
    <style:style style:name="T303" style:family="text">
      <style:text-properties fo:color="#c9211e" officeooo:rsid="002edc75" fo:background-color="#0369a3" loext:char-shading-value="0"/>
    </style:style>
    <style:style style:name="T304" style:family="text">
      <style:text-properties fo:color="#c9211e" officeooo:rsid="00494d07" fo:background-color="#0369a3" loext:char-shading-value="0"/>
    </style:style>
    <style:style style:name="T305" style:family="text">
      <style:text-properties fo:color="#c9211e" officeooo:rsid="00494d07" fo:background-color="#0369a3" loext:char-shading-value="0"/>
    </style:style>
    <style:style style:name="T306" style:family="text">
      <style:text-properties fo:color="#c9211e" officeooo:rsid="004b1b83" fo:background-color="#0369a3" loext:char-shading-value="0"/>
    </style:style>
    <style:style style:name="T307" style:family="text">
      <style:text-properties fo:color="#c9211e" officeooo:rsid="002a2275" fo:background-color="#0369a3" loext:char-shading-value="0"/>
    </style:style>
    <style:style style:name="T308" style:family="text">
      <style:text-properties fo:color="#c9211e" officeooo:rsid="002a2275" fo:background-color="#0369a3" loext:char-shading-value="0"/>
    </style:style>
    <style:style style:name="T309" style:family="text">
      <style:text-properties fo:color="#c9211e" officeooo:rsid="002088ac" fo:background-color="#0369a3" loext:char-shading-value="0"/>
    </style:style>
    <style:style style:name="T310" style:family="text">
      <style:text-properties fo:color="#c9211e" officeooo:rsid="002c61f1" fo:background-color="#0369a3" loext:char-shading-value="0"/>
    </style:style>
    <style:style style:name="T311" style:family="text">
      <style:text-properties fo:color="#c9211e" officeooo:rsid="0026b60d" fo:background-color="#0369a3" loext:char-shading-value="0"/>
    </style:style>
    <style:style style:name="T312" style:family="text">
      <style:text-properties fo:color="#c9211e" officeooo:rsid="00285dca" fo:background-color="#0369a3" loext:char-shading-value="0"/>
    </style:style>
    <style:style style:name="T313" style:family="text">
      <style:text-properties fo:color="#c9211e" officeooo:rsid="004b1b83" fo:background-color="#023f62" loext:char-shading-value="0"/>
    </style:style>
    <style:style style:name="T314" style:family="text">
      <style:text-properties fo:color="#c9211e" officeooo:rsid="004b1b83" fo:background-color="#023f62" loext:char-shading-value="0"/>
    </style:style>
    <style:style style:name="T315" style:family="text">
      <style:text-properties officeooo:rsid="002c61f1"/>
    </style:style>
    <style:style style:name="T316" style:family="text">
      <style:text-properties fo:font-size="13pt" style:font-size-asian="13pt" style:font-size-complex="13pt"/>
    </style:style>
    <style:style style:name="T317" style:family="text">
      <style:text-properties fo:font-size="13pt" officeooo:rsid="00d8fa85" style:font-size-asian="13pt" style:font-size-complex="13pt"/>
    </style:style>
    <style:style style:name="T318" style:family="text">
      <style:text-properties style:font-size-asian="11.3500003814697pt"/>
    </style:style>
    <style:style style:name="T319" style:family="text">
      <style:text-properties officeooo:rsid="00459a04" style:font-size-asian="11.3500003814697pt"/>
    </style:style>
    <style:style style:name="T320" style:family="text">
      <style:text-properties officeooo:rsid="00736f8c" style:font-size-asian="11.3500003814697pt"/>
    </style:style>
    <style:style style:name="T321" style:family="text">
      <style:text-properties fo:background-color="#ffff00" loext:char-shading-value="0"/>
    </style:style>
    <style:style style:name="T322" style:family="text">
      <style:text-properties officeooo:rsid="009fd0c9" fo:background-color="#ffff00" loext:char-shading-value="0"/>
    </style:style>
    <style:style style:name="T323" style:family="text">
      <style:text-properties fo:background-color="#ffff00" loext:char-shading-value="0" style:font-name-complex="Helvetica-BoldOblique"/>
    </style:style>
    <style:style style:name="T324" style:family="text">
      <style:text-properties fo:color="#c5000b" officeooo:rsid="0077599c"/>
    </style:style>
    <style:style style:name="T325" style:family="text">
      <style:text-properties fo:color="#c5000b" officeooo:rsid="007a5331"/>
    </style:style>
    <style:style style:name="T326" style:family="text">
      <style:text-properties fo:color="#c5000b" fo:font-size="13pt" fo:font-weight="bold" officeooo:rsid="007a5331" fo:background-color="transparent" loext:char-shading-value="0" style:font-size-asian="11.3500003814697pt" style:font-weight-asian="bold" style:font-size-complex="13pt" style:font-weight-complex="bold"/>
    </style:style>
    <style:style style:name="T327" style:family="text">
      <style:text-properties fo:color="#c5000b" fo:font-size="13pt" fo:font-weight="bold" officeooo:rsid="007b13c9" fo:background-color="transparent" loext:char-shading-value="0" style:font-size-asian="11.3500003814697pt" style:font-weight-asian="bold" style:font-size-complex="13pt" style:font-weight-complex="bold"/>
    </style:style>
    <style:style style:name="T328" style:family="text">
      <style:text-properties fo:color="#c5000b" officeooo:rsid="00aa75a7"/>
    </style:style>
    <style:style style:name="T329" style:family="text">
      <style:text-properties fo:color="#c5000b" officeooo:rsid="00aaed72"/>
    </style:style>
    <style:style style:name="T330" style:family="text">
      <style:text-properties fo:color="#c5000b" officeooo:rsid="00ac51d8"/>
    </style:style>
    <style:style style:name="T331" style:family="text">
      <style:text-properties fo:color="#c5000b" officeooo:rsid="00ad5c7a"/>
    </style:style>
    <style:style style:name="T332" style:family="text">
      <style:text-properties fo:color="#c5000b" style:font-name="Liberation Serif1" fo:font-size="13pt" fo:font-weight="bold" officeooo:rsid="00af13ef" fo:background-color="transparent" loext:char-shading-value="0" style:font-size-asian="13pt" style:font-weight-asian="bold" style:font-size-complex="13pt" style:font-weight-complex="bold"/>
    </style:style>
    <style:style style:name="T333" style:family="text">
      <style:text-properties fo:color="#c5000b" style:font-name="Liberation Serif1" fo:font-size="13pt" fo:font-weight="bold" officeooo:rsid="00d61bf2" style:font-size-asian="13pt" style:font-weight-asian="bold" style:font-size-complex="13pt" style:font-weight-complex="bold"/>
    </style:style>
    <style:style style:name="T334" style:family="text">
      <style:text-properties fo:color="#c5000b" style:font-name="Liberation Serif1" fo:font-size="13pt" fo:font-weight="bold" officeooo:rsid="00d67fdd" style:font-size-asian="13pt" style:font-weight-asian="bold" style:font-size-complex="13pt" style:font-weight-complex="bold"/>
    </style:style>
    <style:style style:name="T335" style:family="text">
      <style:text-properties fo:color="#c5000b" style:font-name="Liberation Serif1" fo:font-size="13pt" fo:font-weight="bold" officeooo:rsid="00dce2e6" style:font-size-asian="13pt" style:font-weight-asian="bold" style:font-size-complex="13pt" style:font-weight-complex="bold"/>
    </style:style>
    <style:style style:name="T336" style:family="text">
      <style:text-properties fo:color="#c5000b" style:font-name="Liberation Serif1" fo:font-size="13pt" fo:font-weight="bold" officeooo:rsid="00ea342b" style:font-size-asian="13pt" style:font-weight-asian="bold" style:font-size-complex="13pt" style:font-weight-complex="bold"/>
    </style:style>
    <style:style style:name="T337" style:family="text">
      <style:text-properties fo:color="#c5000b" style:font-name="Liberation Serif1" fo:font-size="13pt" fo:font-weight="bold" officeooo:rsid="00de5493" style:font-size-asian="13pt" style:font-weight-asian="bold" style:font-size-complex="13pt" style:font-weight-complex="bold"/>
    </style:style>
    <style:style style:name="T338" style:family="text">
      <style:text-properties fo:color="#c5000b" style:font-name="Liberation Serif1" fo:font-size="13pt" fo:font-weight="bold" officeooo:rsid="00ee4c99" style:font-size-asian="13pt" style:font-weight-asian="bold" style:font-size-complex="13pt" style:font-weight-complex="bold"/>
    </style:style>
    <style:style style:name="T339" style:family="text">
      <style:text-properties fo:color="#c5000b" officeooo:rsid="00d3bf7f"/>
    </style:style>
    <style:style style:name="T340" style:family="text">
      <style:text-properties fo:color="#c5000b" officeooo:rsid="00d5172d"/>
    </style:style>
    <style:style style:name="T341" style:family="text">
      <style:text-properties fo:color="#c5000b" officeooo:rsid="00dc97a5"/>
    </style:style>
    <style:style style:name="T342" style:family="text">
      <style:text-properties fo:color="#c5000b" officeooo:rsid="0034061e"/>
    </style:style>
    <style:style style:name="T343" style:family="text">
      <style:text-properties fo:color="#c5000b" fo:font-weight="bold" officeooo:rsid="00e488f5" style:font-weight-asian="bold" style:font-weight-complex="bold"/>
    </style:style>
    <style:style style:name="T344" style:family="text">
      <style:text-properties fo:color="#c5000b" fo:font-weight="bold" officeooo:rsid="00e488f5" fo:background-color="#0369a3" loext:char-shading-value="0" style:font-weight-asian="bold" style:font-weight-complex="bold"/>
    </style:style>
    <style:style style:name="T345" style:family="text">
      <style:text-properties fo:color="#c5000b" fo:font-weight="bold" officeooo:rsid="00e488f5" fo:background-color="#0369a3" loext:char-shading-value="0" style:font-weight-asian="bold" style:font-weight-complex="bold"/>
    </style:style>
    <style:style style:name="T346" style:family="text">
      <style:text-properties fo:color="#c5000b" officeooo:rsid="00ee0997"/>
    </style:style>
    <style:style style:name="T347" style:family="text">
      <style:text-properties fo:color="#c5000b" officeooo:rsid="0077599c" fo:background-color="#530260" loext:char-shading-value="0"/>
    </style:style>
    <style:style style:name="T348" style:family="text">
      <style:text-properties fo:color="#c5000b" officeooo:rsid="0077599c" fo:background-color="#530260" loext:char-shading-value="0"/>
    </style:style>
    <style:style style:name="T349" style:family="text">
      <style:text-properties fo:color="#c5000b" officeooo:rsid="00aaed72" fo:background-color="#530260" loext:char-shading-value="0"/>
    </style:style>
    <style:style style:name="T350" style:family="text">
      <style:text-properties fo:color="#c5000b" officeooo:rsid="00aaed72" fo:background-color="#530260" loext:char-shading-value="0"/>
    </style:style>
    <style:style style:name="T351" style:family="text">
      <style:text-properties fo:color="#c5000b" officeooo:rsid="00ac51d8" fo:background-color="#530260" loext:char-shading-value="0"/>
    </style:style>
    <style:style style:name="T352" style:family="text">
      <style:text-properties fo:color="#c5000b" officeooo:rsid="00ac51d8" fo:background-color="#530260" loext:char-shading-value="0"/>
    </style:style>
    <style:style style:name="T353" style:family="text">
      <style:text-properties fo:color="#c5000b" officeooo:rsid="0077599c" fo:background-color="#0369a3" loext:char-shading-value="0"/>
    </style:style>
    <style:style style:name="T354" style:family="text">
      <style:text-properties fo:color="#c5000b" officeooo:rsid="0077599c" fo:background-color="#0369a3" loext:char-shading-value="0"/>
    </style:style>
    <style:style style:name="T355" style:family="text">
      <style:text-properties fo:color="#c5000b" officeooo:rsid="007a5331" fo:background-color="#0369a3" loext:char-shading-value="0"/>
    </style:style>
    <style:style style:name="T356" style:family="text">
      <style:text-properties fo:color="#c5000b" officeooo:rsid="007a5331" fo:background-color="#0369a3" loext:char-shading-value="0"/>
    </style:style>
    <style:style style:name="T357" style:family="text">
      <style:text-properties fo:color="#c5000b" officeooo:rsid="00aa75a7" fo:background-color="#0369a3" loext:char-shading-value="0"/>
    </style:style>
    <style:style style:name="T358" style:family="text">
      <style:text-properties fo:color="#c5000b" officeooo:rsid="00aa75a7" fo:background-color="#0369a3" loext:char-shading-value="0"/>
    </style:style>
    <style:style style:name="T359" style:family="text">
      <style:text-properties fo:color="#c5000b" officeooo:rsid="00ad5c7a" fo:background-color="#0369a3" loext:char-shading-value="0"/>
    </style:style>
    <style:style style:name="T360" style:family="text">
      <style:text-properties fo:color="#c5000b" officeooo:rsid="00ad5c7a" fo:background-color="#0369a3" loext:char-shading-value="0"/>
    </style:style>
    <style:style style:name="T361" style:family="text">
      <style:text-properties fo:color="#c5000b" officeooo:rsid="00d3bf7f" fo:background-color="#0369a3" loext:char-shading-value="0"/>
    </style:style>
    <style:style style:name="T362" style:family="text">
      <style:text-properties fo:color="#c5000b" officeooo:rsid="00d3bf7f" fo:background-color="#0369a3" loext:char-shading-value="0"/>
    </style:style>
    <style:style style:name="T363" style:family="text">
      <style:text-properties fo:color="#c5000b" officeooo:rsid="00dc97a5" fo:background-color="#0369a3" loext:char-shading-value="0"/>
    </style:style>
    <style:style style:name="T364" style:family="text">
      <style:text-properties fo:color="#c5000b" officeooo:rsid="00dc97a5" fo:background-color="#0369a3" loext:char-shading-value="0"/>
    </style:style>
    <style:style style:name="T365" style:family="text">
      <style:text-properties fo:color="#c5000b" officeooo:rsid="0034061e" fo:background-color="#0369a3" loext:char-shading-value="0"/>
    </style:style>
    <style:style style:name="T366" style:family="text">
      <style:text-properties fo:color="#c5000b" officeooo:rsid="0034061e" fo:background-color="#0369a3" loext:char-shading-value="0"/>
    </style:style>
    <style:style style:name="T367" style:family="text">
      <style:text-properties fo:color="#c5000b" officeooo:rsid="00d5172d" fo:background-color="#0369a3" loext:char-shading-value="0"/>
    </style:style>
    <style:style style:name="T368" style:family="text">
      <style:text-properties fo:color="#c5000b" officeooo:rsid="00d5172d" fo:background-color="#0369a3" loext:char-shading-value="0"/>
    </style:style>
    <style:style style:name="T369" style:family="text">
      <style:text-properties fo:color="#c5000b" officeooo:rsid="00ee0997" fo:background-color="#0369a3" loext:char-shading-value="0"/>
    </style:style>
    <style:style style:name="T370" style:family="text">
      <style:text-properties fo:color="#c5000b" officeooo:rsid="00ee0997" fo:background-color="#0369a3" loext:char-shading-value="0"/>
    </style:style>
    <style:style style:name="T371" style:family="text">
      <style:text-properties fo:color="#c5000b" officeooo:rsid="0144091f" fo:background-color="#0369a3" loext:char-shading-value="0"/>
    </style:style>
    <style:style style:name="T372" style:family="text">
      <style:text-properties fo:color="#c5000b" officeooo:rsid="0144091f" fo:background-color="#0369a3" loext:char-shading-value="0"/>
    </style:style>
    <style:style style:name="T373" style:family="text">
      <style:text-properties fo:color="#c5000b" officeooo:rsid="0011466b" fo:background-color="#0369a3" loext:char-shading-value="0"/>
    </style:style>
    <style:style style:name="T374" style:family="text">
      <style:text-properties fo:color="#c5000b" officeooo:rsid="0145878b" fo:background-color="#0369a3" loext:char-shading-value="0"/>
    </style:style>
    <style:style style:name="T375" style:family="text">
      <style:text-properties fo:color="#c5000b" officeooo:rsid="0145878b" fo:background-color="#0369a3" loext:char-shading-value="0"/>
    </style:style>
    <style:style style:name="T376" style:family="text">
      <style:text-properties fo:color="#c5000b" officeooo:rsid="0144091f"/>
    </style:style>
    <style:style style:name="T377" style:family="text">
      <style:text-properties fo:color="#c5000b" officeooo:rsid="0011466b"/>
    </style:style>
    <style:style style:name="T378" style:family="text">
      <style:text-properties fo:color="#c5000b" officeooo:rsid="0145878b"/>
    </style:style>
    <style:style style:name="T379" style:family="text">
      <style:text-properties style:text-position="sub 58%"/>
    </style:style>
    <style:style style:name="T380" style:family="text">
      <style:text-properties officeooo:rsid="00947efe"/>
    </style:style>
    <style:style style:name="T381" style:family="text">
      <style:text-properties style:font-name-complex="Helvetica-BoldOblique"/>
    </style:style>
    <style:style style:name="T382" style:family="text">
      <style:text-properties officeooo:rsid="0098a9f0"/>
    </style:style>
    <style:style style:name="T383" style:family="text">
      <style:text-properties officeooo:rsid="009aa572"/>
    </style:style>
    <style:style style:name="T384" style:family="text">
      <style:text-properties officeooo:rsid="009b25b2"/>
    </style:style>
    <style:style style:name="T385" style:family="text">
      <style:text-properties style:font-name="Liberation Serif1" fo:font-size="13pt" style:font-size-asian="13pt" style:font-size-complex="13pt"/>
    </style:style>
    <style:style style:name="T386" style:family="text">
      <style:text-properties style:font-name="Liberation Serif1" fo:font-size="13pt" officeooo:rsid="00c1a6b5" style:font-size-asian="13pt" style:font-size-complex="13pt"/>
    </style:style>
    <style:style style:name="T387" style:family="text">
      <style:text-properties style:font-name="Liberation Serif1" fo:font-size="13pt" officeooo:rsid="00c2d6b2" style:font-size-asian="13pt" style:font-size-complex="13pt"/>
    </style:style>
    <style:style style:name="T388" style:family="text">
      <style:text-properties style:font-name="Liberation Serif1" fo:font-size="13pt" officeooo:rsid="00cd4f71" style:font-size-asian="13pt" style:font-size-complex="13pt"/>
    </style:style>
    <style:style style:name="T389" style:family="text">
      <style:text-properties style:font-name="Liberation Serif1" fo:font-size="13pt" officeooo:rsid="00f5665e" style:font-size-asian="13pt" style:font-size-complex="13pt"/>
    </style:style>
    <style:style style:name="T390" style:family="text">
      <style:text-properties style:font-name="Liberation Serif1" fo:font-size="13pt" fo:font-weight="normal" style:font-size-asian="13pt" style:font-weight-asian="normal" style:font-size-complex="13pt" style:font-weight-complex="normal"/>
    </style:style>
    <style:style style:name="T391" style:family="text">
      <style:text-properties officeooo:rsid="009e578d"/>
    </style:style>
    <style:style style:name="T392" style:family="text">
      <style:text-properties fo:background-color="transparent" loext:char-shading-value="0"/>
    </style:style>
    <style:style style:name="T393" style:family="text">
      <style:text-properties officeooo:rsid="00cab9b7"/>
    </style:style>
    <style:style style:name="T394" style:family="text">
      <style:text-properties officeooo:rsid="00cdbb2e"/>
    </style:style>
    <style:style style:name="T395" style:family="text">
      <style:text-properties officeooo:rsid="0100293d"/>
    </style:style>
    <style:style style:name="T396" style:family="text">
      <style:text-properties officeooo:rsid="01314192"/>
    </style:style>
    <style:style style:name="T397" style:family="text">
      <style:text-properties officeooo:rsid="01327239"/>
    </style:style>
    <style:style style:name="T398" style:family="text">
      <style:text-properties fo:color="#0369a3" officeooo:rsid="0144091f"/>
    </style:style>
    <style:style style:name="T399" style:family="text">
      <style:text-properties fo:color="#0369a3" officeooo:rsid="0145878b"/>
    </style:style>
    <style:style style:name="T400" style:family="text">
      <style:text-properties fo:color="#0369a3" officeooo:rsid="001146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/>Gramática <text:span text:style-name="T191">com Expressões Regulares LL(1)</text:span> da Linguagem L</text:p>
      <text:p text:style-name="P21"/>
      <text:p text:style-name="P23"/>
      <text:p text:style-name="P24"><text:span text:style-name="T192">S</text:span> → {<text:span text:style-name="T193">Declarar</text:span><text:span text:style-name="T199">}</text:span><text:span text:style-name="T200">*</text:span> {<text:span text:style-name="T193">Comando</text:span><text:span text:style-name="T201">}</text:span><text:span text:style-name="T200">*</text:span></text:p>
      <text:p text:style-name="P26"/>
      <text:p text:style-name="P27">Declarar → “<text:span text:style-name="T202">final" “</text:span><text:span text:style-name="T203">id”</text:span><text:span text:style-name="T9">[1]</text:span><text:span text:style-name="T203">“</text:span><text:span text:style-name="T204">&lt;-” <text:s/></text:span><text:span text:style-name="T228">[“-”</text:span><text:span text:style-name="T10">[11]</text:span><text:span text:style-name="T228">] </text:span><text:span text:style-name="T204">const </text:span><text:span text:style-name="T10">[1</text:span><text:span text:style-name="T11">5</text:span><text:span text:style-name="T10">]</text:span><text:span text:style-name="T12">[21]</text:span><text:span text:style-name="T13">[22]</text:span><text:span text:style-name="T309">[1]</text:span><text:span text:style-name="T204">“;</text:span><text:span text:style-name="T86">”</text:span><text:span text:style-name="T239"> </text:span><text:span text:style-name="T204">| </text:span><text:span text:style-name="T205">(int</text:span><text:span text:style-name="T14">[5]</text:span><text:span text:style-name="T3"> </text:span><text:span text:style-name="T205">| boolean</text:span><text:span text:style-name="T14">[6]</text:span><text:span text:style-name="T205"> | byte</text:span><text:span text:style-name="T14">[7]</text:span><text:span text:style-name="T4"> </text:span><text:span text:style-name="T205">| string</text:span><text:span text:style-name="T14">[8]</text:span><text:span text:style-name="T205">) id</text:span><text:span text:style-name="T9">[</text:span><text:span text:style-name="T15">2</text:span><text:span text:style-name="T9">]</text:span><text:span text:style-name="T16">[</text:span><text:span text:style-name="T17">10]</text:span><text:span text:style-name="T18">[18]</text:span><text:span text:style-name="T240"> </text:span><text:span text:style-name="T241">ListaIds</text:span><text:span text:style-name="T206">“;”</text:span></text:p>
      <text:p text:style-name="P40"/>
      <text:p text:style-name="P28">ListaIds<text:span text:style-name="T199"> → [</text:span><text:span text:style-name="T19">[1</text:span><text:span text:style-name="T18">9</text:span><text:span text:style-name="T19">]</text:span><text:span text:style-name="T308">[2]</text:span>Atrib<text:span text:style-name="T199">]</text:span><text:span text:style-name="T308">[3]</text:span><text:span text:style-name="T238"> </text:span><text:span text:style-name="T199">{“,” “id</text:span><text:span text:style-name="T9">[</text:span><text:span text:style-name="T15">2</text:span><text:span text:style-name="T9">]</text:span><text:span text:style-name="T16">[</text:span><text:span text:style-name="T20">9</text:span><text:span text:style-name="T17">]</text:span><text:span text:style-name="T199">”</text:span><text:span text:style-name="T242"> </text:span><text:span text:style-name="T199">[</text:span><text:span text:style-name="T19">[17]</text:span><text:span text:style-name="T308">[2]</text:span>Atrib<text:span text:style-name="T238">]</text:span><text:span text:style-name="T308">[3]</text:span><text:span text:style-name="T199">}</text:span><text:span text:style-name="T206">*<text:tab/></text:span></text:p>
      <text:p text:style-name="P41"/>
      <text:p text:style-name="P29"><text:span text:style-name="T243">A</text:span>trib →<text:span text:style-name="T244"> </text:span><text:span text:style-name="T207">“</text:span><text:span text:style-name="T199">&lt;-” </text:span><text:span text:style-name="T228">[“-”</text:span><text:span text:style-name="T10">[12]</text:span><text:span text:style-name="T228">] </text:span><text:span text:style-name="T208">c</text:span><text:span text:style-name="T199">onst </text:span><text:span text:style-name="T10">[1</text:span><text:span text:style-name="T11">6</text:span><text:span text:style-name="T10">]</text:span><text:span text:style-name="T12">[21]</text:span><text:span text:style-name="T21">[20]</text:span><text:span text:style-name="T311">[</text:span><text:span text:style-name="T312">1</text:span><text:span text:style-name="T311">]</text:span></text:p>
      <text:p text:style-name="P27"/>
      <text:p text:style-name="P24"><text:span text:style-name="T193">Comando →</text:span><text:span text:style-name="T194"> </text:span><text:span text:style-name="T195">Atribuicao</text:span><text:span text:style-name="T194"> | Repeticao | Teste | Nulo | Leitura | Escrita</text:span></text:p>
      <text:p text:style-name="P42"><text:s text:c="23"/></text:p>
      <text:p text:style-name="P30">Atribuicao → <text:span text:style-name="T199">“</text:span><text:span text:style-name="T209">id”</text:span><text:span text:style-name="T15">[3]</text:span><text:span text:style-name="T7">[4]</text:span><text:span text:style-name="T5"> </text:span><text:span text:style-name="T210">“&lt;-”</text:span><text:span text:style-name="T245"> Expressao </text:span><text:span text:style-name="T248">[42]</text:span><text:span text:style-name="T210">“;”</text:span><text:span text:style-name="T310">[4]</text:span></text:p>
      <text:p text:style-name="P30"/>
      <text:p text:style-name="P31">Repeticao → <text:span text:style-name="T199">“</text:span><text:span text:style-name="T211">while”</text:span><text:span text:style-name="T362">[23]</text:span><text:span text:style-name="T211">“(“</text:span><text:span text:style-name="T256">Expressao</text:span><text:span text:style-name="T249">[43]</text:span><text:span text:style-name="T211">“)”</text:span><text:span text:style-name="T362">[2</text:span><text:span text:style-name="T368">4</text:span><text:span text:style-name="T362">]</text:span><text:span text:style-name="T212"> </text:span><text:span text:style-name="T257">Blocowhile</text:span><text:span text:style-name="T211"> </text:span><text:span text:style-name="T370">[25]</text:span></text:p>
      <text:p text:style-name="P33"/>
      <text:p text:style-name="P33"><text:span text:style-name="T258">Blocowhile </text:span><text:span text:style-name="T199">→ “begin”{</text:span>Comando<text:span text:style-name="T199">}*“end</text:span><text:span text:style-name="T213">w</text:span><text:span text:style-name="T199">hile” </text:span><text:span text:style-name="T214">| </text:span><text:span text:style-name="T259">Comando</text:span></text:p>
      <text:p text:style-name="P36"/>
      <text:p text:style-name="P32">Teste → <text:span text:style-name="T199">“</text:span><text:span text:style-name="T215">if”</text:span><text:span text:style-name="T362">[19]</text:span><text:span text:style-name="T215">“(“</text:span><text:span text:style-name="T260">Expressao</text:span><text:span text:style-name="T249">[43]</text:span><text:span text:style-name="T362">[20]</text:span><text:span text:style-name="T215">“)” </text:span><text:span text:style-name="T216"><text:s/>(</text:span><text:span text:style-name="T261">Blocoif | Comando </text:span><text:span text:style-name="T217">[</text:span><text:span text:style-name="T261">BlocoElse</text:span><text:span text:style-name="T217">]</text:span><text:span text:style-name="T261">)</text:span></text:p>
      <text:p text:style-name="P36"/>
      <text:p text:style-name="P25"><text:span text:style-name="T196">Blocoif → “</text:span><text:span text:style-name="T218">begin”</text:span><text:span text:style-name="T219">{</text:span><text:span text:style-name="T197">Comando</text:span><text:span text:style-name="T219">}+“</text:span><text:span text:style-name="T220">endif”</text:span><text:span text:style-name="T221">“else”</text:span><text:span text:style-name="T345">[21]</text:span><text:span text:style-name="T221">“</text:span><text:span text:style-name="T222">begin”{</text:span><text:span text:style-name="T198">Comando</text:span><text:span text:style-name="T222">}+</text:span><text:span text:style-name="T345">[22]</text:span><text:span text:style-name="T222">“endelse”</text:span></text:p>
      <text:p text:style-name="P30"/>
      <text:p text:style-name="P37">BlocoElse → <text:span text:style-name="T262"><text:s/></text:span><text:span text:style-name="T222">“else”</text:span><text:span text:style-name="T364">[21]</text:span><text:span text:style-name="T263"> Comando</text:span><text:span text:style-name="T366">[22]</text:span></text:p>
      <text:p text:style-name="P37"/>
      <text:p text:style-name="P30">Nulo → <text:span text:style-name="T199">“;”</text:span></text:p>
      <text:p text:style-name="P30"/>
      <text:p text:style-name="P101">Leitura → <text:span text:style-name="T199">“</text:span><text:span text:style-name="T223">readln”“</text:span><text:span text:style-name="T224">(</text:span><text:span text:style-name="T223">”id</text:span><text:span text:style-name="T15">[3]</text:span><text:span text:style-name="T36">[</text:span><text:span text:style-name="T37">4</text:span><text:span text:style-name="T36">]</text:span><text:span text:style-name="T2">[44]</text:span><text:span text:style-name="T371">[X]</text:span><text:span text:style-name="T223">“</text:span><text:span text:style-name="T225">)”</text:span><text:span text:style-name="T223">“;”</text:span></text:p>
      <text:p text:style-name="P101"/>
      <text:p text:style-name="P101">Escrita → <text:span text:style-name="T199">“</text:span><text:span text:style-name="T224">write”“(”</text:span><text:span text:style-name="T264">ListaExpressoes</text:span><text:span text:style-name="T224">“)”“;” </text:span><text:span text:style-name="T226">| “writeln”“(”</text:span><text:span text:style-name="T264">ListaExpressoes</text:span><text:span text:style-name="T373">[X]</text:span><text:span text:style-name="T226">“)”“;”</text:span></text:p>
      <text:p text:style-name="P43"/>
      <text:p text:style-name="P99"><text:span text:style-name="T264">L</text:span>istaExpressoes<text:span text:style-name="T199"> → </text:span>Expressao<text:span text:style-name="T252">[45]</text:span><text:span text:style-name="T372">[X]</text:span> <text:span text:style-name="T199">{“,” </text:span>Expressao<text:span text:style-name="T252">[45]</text:span><text:span text:style-name="T375">[X]</text:span><text:span text:style-name="T199">}*</text:span></text:p>
      <text:p text:style-name="P33"/>
      <text:p text:style-name="P35">Expressao → <text:span text:style-name="T265">Exp</text:span><text:span text:style-name="T266">1</text:span><text:span text:style-name="T5">[23]</text:span><text:span text:style-name="T358">[16]</text:span><text:span text:style-name="T265"> </text:span><text:span text:style-name="T227">[(“=”</text:span><text:span text:style-name="T22">[33]</text:span><text:span text:style-name="T350">[17.1]</text:span><text:span text:style-name="T227">| “!=”</text:span><text:span text:style-name="T23">[30]</text:span><text:span text:style-name="T350">[17.2]</text:span><text:span text:style-name="T227"> | “&lt;”</text:span><text:span text:style-name="T23">[30]</text:span><text:span text:style-name="T350">[17.3]</text:span><text:span text:style-name="T236"> </text:span><text:span text:style-name="T227">| “&gt;”</text:span><text:span text:style-name="T23">[30]</text:span><text:span text:style-name="T350">[17.4]</text:span><text:span text:style-name="T227"> | “&lt;=”</text:span><text:span text:style-name="T23">[30]</text:span><text:span text:style-name="T352">[17.5]</text:span><text:span text:style-name="T227"> | “&gt;=”</text:span><text:span text:style-name="T23">[30]</text:span><text:span text:style-name="T352">[17.6]</text:span><text:span text:style-name="T227">) </text:span><text:span text:style-name="T268">Exp</text:span><text:span text:style-name="T267">2</text:span><text:span text:style-name="T268"> </text:span><text:span text:style-name="T25">[36]</text:span><text:span text:style-name="T250">[</text:span><text:span text:style-name="T251">41]</text:span><text:span text:style-name="T360">[18]</text:span><text:span text:style-name="T227">] <text:s text:c="42"/></text:span></text:p>
      <text:p text:style-name="P33"/>
      <text:p text:style-name="P34"><text:span text:style-name="T283">Exp</text:span><text:span text:style-name="T227"> → </text:span><text:span text:style-name="T229">[- </text:span><text:span text:style-name="T348">[12]</text:span><text:span text:style-name="T229">] </text:span><text:span text:style-name="T268">T</text:span><text:span text:style-name="T267">1</text:span><text:span text:style-name="T5">[2</text:span><text:span text:style-name="T26">4</text:span><text:span text:style-name="T5">]</text:span><text:span text:style-name="T354">[13]</text:span><text:span text:style-name="T268"> </text:span><text:span text:style-name="T230">{(“+”</text:span><text:span text:style-name="T22">[3</text:span><text:span text:style-name="T27">4</text:span><text:span text:style-name="T22">]</text:span><text:span text:style-name="T348">[14.1]</text:span><text:span text:style-name="T230">| “-”</text:span><text:span text:style-name="T23">[3</text:span><text:span text:style-name="T28">1</text:span><text:span text:style-name="T23">]</text:span><text:span text:style-name="T348">[14.2]</text:span><text:span text:style-name="T230"> | “||”</text:span><text:span text:style-name="T23">[3</text:span><text:span text:style-name="T28">1</text:span><text:span text:style-name="T23">]</text:span><text:span text:style-name="T348">[14.3]</text:span><text:span text:style-name="T177">)</text:span><text:span text:style-name="T230"> </text:span><text:span text:style-name="T231"><text:s/></text:span><text:span text:style-name="T284">T</text:span><text:span text:style-name="T267">2</text:span><text:span text:style-name="T284"> </text:span><text:span text:style-name="T25">[3</text:span><text:span text:style-name="T33">7</text:span><text:span text:style-name="T25">]</text:span><text:span text:style-name="T34">[40]</text:span><text:span text:style-name="T354">[1</text:span><text:span text:style-name="T356">5</text:span><text:span text:style-name="T354">]</text:span><text:span text:style-name="T230">}*</text:span></text:p>
      <text:p text:style-name="P44"/>
      <text:p text:style-name="P38">T → <text:span text:style-name="T268">F</text:span><text:span text:style-name="T267">1</text:span><text:span text:style-name="T5">[2</text:span><text:span text:style-name="T26">5</text:span><text:span text:style-name="T5">]</text:span><text:span text:style-name="T305">[9]</text:span><text:span text:style-name="T231"> </text:span><text:span text:style-name="T199">{(“*”</text:span><text:span text:style-name="T23">[3</text:span><text:span text:style-name="T28">2</text:span><text:span text:style-name="T23">]</text:span><text:span text:style-name="T301">[10.1]</text:span><text:span text:style-name="T199"> | “&amp;&amp;”</text:span><text:span text:style-name="T24">[3</text:span><text:span text:style-name="T29">2</text:span><text:span text:style-name="T24">]</text:span><text:span text:style-name="T301">[10.2]</text:span><text:span text:style-name="T199"> | “/”</text:span><text:span text:style-name="T23">[3</text:span><text:span text:style-name="T28">2</text:span><text:span text:style-name="T23">]</text:span><text:span text:style-name="T30">[35]</text:span><text:span text:style-name="T301">[10.3]</text:span><text:span text:style-name="T199">) <text:s/></text:span>F<text:span text:style-name="T267">2 </text:span><text:span text:style-name="T25">[3</text:span><text:span text:style-name="T35">8</text:span><text:span text:style-name="T25">]</text:span><text:span text:style-name="T34">[39]</text:span><text:span text:style-name="T306">[11]</text:span><text:span text:style-name="T199">}*</text:span></text:p>
      <text:p text:style-name="P44"/>
      <text:p text:style-name="P38">F → <text:span text:style-name="T199">“!”</text:span>F<text:span text:style-name="T269">1</text:span><text:span text:style-name="T5">[</text:span><text:span text:style-name="T32">26</text:span><text:span text:style-name="T5">]</text:span><text:span text:style-name="T303">[8]</text:span> <text:span text:style-name="T199"><text:s/>| “(”</text:span>Expressao<text:span text:style-name="T5">[2</text:span><text:span text:style-name="T32">7</text:span><text:span text:style-name="T5">]</text:span><text:span text:style-name="T199">“)”</text:span><text:span text:style-name="T303">[7]</text:span><text:span text:style-name="T199"> | </text:span><text:span text:style-name="T228">[“-”</text:span><text:span text:style-name="T10">[1</text:span><text:span text:style-name="T11">3</text:span><text:span text:style-name="T10">]</text:span><text:span text:style-name="T228">] </text:span><text:span text:style-name="T199">const</text:span><text:span text:style-name="T12">[21]</text:span><text:span text:style-name="T5">[2</text:span><text:span text:style-name="T32">8</text:span><text:span text:style-name="T5">]</text:span><text:span text:style-name="T303">[6]</text:span><text:span text:style-name="T238"> </text:span><text:span text:style-name="T209">| id</text:span><text:span text:style-name="T15">[3]</text:span><text:span text:style-name="T5">[2</text:span><text:span text:style-name="T32">9</text:span><text:span text:style-name="T5">]</text:span><text:span text:style-name="T299">[5]</text:span></text:p>
      <text:p text:style-name="P45"/>
      <text:p text:style-name="P45"/>
      <text:p text:style-name="P22"><text:span text:style-name="T209">V</text:span><text:span text:style-name="T199">erificação de unicidade, classes e tipos</text:span></text:p>
      <text:p text:style-name="P49"><text:soft-page-break/></text:p>
      <text:p text:style-name="P49"/>
      <text:p text:style-name="P50"><text:span text:style-name="T1">[1]</text:span> <text:span text:style-name="T46">{</text:span><text:span text:style-name="T47">s</text:span><text:span text:style-name="T46">e id.</text:span><text:span text:style-name="T47">classe != NULO entao ERRO senao id.classe = classe-const</text:span><text:span text:style-name="T46">}</text:span></text:p>
      <text:p text:style-name="P51"><text:span text:style-name="T6">[</text:span><text:span text:style-name="T1">2]</text:span><text:span text:style-name="T43"> {se id.classe != NULO entao ERRO senao id.classe = classe-var}</text:span></text:p>
      <text:p text:style-name="P39"><text:span text:style-name="T1">[3]</text:span><text:span text:style-name="T43"> {se id.classe = NULO entao ERRO</text:span><text:span text:style-name="T48">}</text:span></text:p>
      <text:p text:style-name="P30"><text:span text:style-name="T7">[4] </text:span><text:span text:style-name="T49">{se id.classe != classe-var ent</text:span><text:span text:style-name="T50">ao</text:span><text:span text:style-name="T49"> ERRO}</text:span></text:p>
      <text:p text:style-name="P52"><text:span text:style-name="T270">[</text:span>5] <text:span text:style-name="T43">{Declarar.tipo = tipo-inteiro}</text:span></text:p>
      <text:p text:style-name="P52">[6] <text:span text:style-name="T43">{Declarar.tipo = tipo-lógico}</text:span></text:p>
      <text:p text:style-name="P52">[7] <text:span text:style-name="T43">{Declarar.tipo = tipo-byte}</text:span></text:p>
      <text:p text:style-name="P52">[8] <text:span text:style-name="T43">{Declarar.tipo = tipo-string}</text:span></text:p>
      <text:p text:style-name="P1"><text:span text:style-name="T8">[9]</text:span> <text:span text:style-name="T271">{id.tipo = Listaids.tipo}</text:span></text:p>
      <text:p text:style-name="P53"><text:span text:style-name="T272">[</text:span>10] <text:span text:style-name="T43">{id.tipo = Declarar.tipo}</text:span></text:p>
      <text:p text:style-name="P54">[11] <text:span text:style-name="T43">{Declarar.isnegativo = true}</text:span></text:p>
      <text:p text:style-name="P54">[12]<text:span text:style-name="T43"> {Atrib.isnegativo = true}</text:span></text:p>
      <text:p text:style-name="P104">[13]<text:span text:style-name="T43"> {F.isnegativo = true}</text:span></text:p>
      <text:p text:style-name="P55">[1<text:span text:style-name="T273">5</text:span>] <text:span text:style-name="T43">{se Declarar.isnegativo = true entao </text:span><text:span text:style-name="T114">const</text:span><text:span text:style-name="T43">.tipo = </text:span><text:span text:style-name="T51">tipo-</text:span><text:span text:style-name="T43">inteiro}</text:span></text:p>
      <text:p text:style-name="P55">[1<text:span text:style-name="T273">6</text:span>] <text:span text:style-name="T43">{se Atrib.isnegativo = true entao </text:span><text:span text:style-name="T52">const</text:span><text:span text:style-name="T43">.tipo = </text:span><text:span text:style-name="T51">tipo-</text:span><text:span text:style-name="T43">inteiro}</text:span></text:p>
      <text:p text:style-name="P56"><text:span text:style-name="T274">[17] </text:span><text:span text:style-name="T53">{Atrib.tipo = id.tipo}</text:span></text:p>
      <text:p text:style-name="P57"><text:span text:style-name="T274">[</text:span>18]<text:span text:style-name="T43"> {</text:span><text:span text:style-name="T54">Listaids.tipo = id.tipo}</text:span></text:p>
      <text:p text:style-name="P58">[19] <text:span text:style-name="T43">{Atrib.tipo = <text:s/>Listaids.tipo}</text:span></text:p>
      <text:p text:style-name="P59">[20] <text:span text:style-name="T43">{se Atrib.tipo != const.tipo <text:s/></text:span><text:span text:style-name="T55">entao ERRO</text:span><text:span text:style-name="T43">}</text:span></text:p>
      <text:p text:style-name="P60"><text:span text:style-name="T275">[21] </text:span><text:span text:style-name="T56">{se </text:span><text:span text:style-name="T57">const.</text:span><text:span text:style-name="T58">lexema</text:span><text:span text:style-name="T57"> != NULO e </text:span><text:span text:style-name="T56">const.</text:span><text:span text:style-name="T58">lexema</text:span><text:span text:style-name="T56"> &gt;= 0 e const.</text:span><text:span text:style-name="T88">lexema</text:span><text:span text:style-name="T56"> &lt;= 255 ent</text:span><text:span text:style-name="T57">a</text:span><text:span text:style-name="T56">o const.tipo = </text:span><text:span text:style-name="T116">tipo-</text:span><text:span text:style-name="T117">byte senao const.tipo = </text:span><text:span text:style-name="T116">tipo-</text:span><text:span text:style-name="T117">inteiro}</text:span></text:p>
      <text:p text:style-name="P105"><text:span text:style-name="T253">[22]</text:span><text:span text:style-name="T190"> {se id.tipo == NULO entao id.tipo = const.tipo senaose id.tipo != const.tipo entao ERRO}</text:span></text:p>
      <text:p text:style-name="P61"><text:span text:style-name="T265">[23] </text:span><text:span text:style-name="T59">{Expressao.tipo = Exp.tipo}</text:span></text:p>
      <text:p text:style-name="P61"><text:span text:style-name="T265">[24] </text:span><text:span text:style-name="T59">{Exp.tipo = </text:span><text:span text:style-name="T60">T</text:span><text:span text:style-name="T59">.tipo}</text:span></text:p>
      <text:p text:style-name="P61"><text:span text:style-name="T265">[25] </text:span><text:span text:style-name="T59">{</text:span><text:span text:style-name="T60">T</text:span><text:span text:style-name="T59">.tipo = </text:span><text:span text:style-name="T60">F</text:span><text:span text:style-name="T59">.tipo}</text:span></text:p>
      <text:p text:style-name="P61"><text:span text:style-name="T265">[26] </text:span><text:span text:style-name="T59">{</text:span><text:span text:style-name="T61">F</text:span><text:span text:style-name="T59">.tipo </text:span><text:span text:style-name="T61">= </text:span><text:span text:style-name="T62">F</text:span><text:span text:style-name="T167">1</text:span><text:span text:style-name="T59">.tipo}</text:span></text:p>
      <text:p text:style-name="P61"><text:span text:style-name="T265">[27] </text:span><text:span text:style-name="T59">{</text:span><text:span text:style-name="T61">F</text:span><text:span text:style-name="T59">.tipo </text:span><text:span text:style-name="T61">= </text:span><text:span text:style-name="T63">Expressao</text:span><text:span text:style-name="T59">.tipo}</text:span></text:p>
      <text:p text:style-name="P61"><text:span text:style-name="T265">[28] </text:span><text:span text:style-name="T59">{</text:span><text:span text:style-name="T61">F</text:span><text:span text:style-name="T59">.tipo </text:span><text:span text:style-name="T61">= </text:span><text:span text:style-name="T64">const</text:span><text:span text:style-name="T59">.tipo}</text:span></text:p>
      <text:p text:style-name="P61"><text:span text:style-name="T265">[29] </text:span><text:span text:style-name="T59">{</text:span><text:span text:style-name="T61">F</text:span><text:span text:style-name="T59">.tipo </text:span><text:span text:style-name="T61">= </text:span><text:span text:style-name="T65">id</text:span><text:span text:style-name="T59">.tipo}</text:span></text:p>
      <text:p text:style-name="P62"><text:span text:style-name="T278">[</text:span>30] <text:span text:style-name="T43">{se </text:span><text:span text:style-name="T66">Expressao.tipo = tipo-string entao ERRO}</text:span></text:p>
      <text:p text:style-name="P62"><text:span text:style-name="T278">[31] </text:span><text:span text:style-name="T67">{se Exp.tipo = tipo-string entao ERRO}</text:span></text:p>
      <text:p text:style-name="P62"><text:span text:style-name="T278">[32] </text:span><text:span text:style-name="T68">{se T.tipo = tipo-string entao </text:span><text:span text:style-name="T69">E</text:span><text:span text:style-name="T68">RRO}</text:span></text:p>
      <text:p text:style-name="P61"><text:span text:style-name="T279">[33] </text:span><text:span text:style-name="T70">{se Expressao.tipo != tipo-string </text:span><text:span text:style-name="T71">e Expressao.tipo != tipo-inteiro e Expressao.tipo != tipo-lógico e Expressao.tipo != tipo-byte entao ERRO} </text:span></text:p>
      <text:p text:style-name="P61"><text:span text:style-name="T279">[34] </text:span><text:span text:style-name="T70">{ se Exp.tipo != tipo-string </text:span><text:span text:style-name="T71">e Exp.tipo != tipo-inteiro e Exp.tipo != tipo-lógico e Exp.tipo != tipo-byte e Exp.tipo != tipo-string entao ERRO}</text:span><text:span text:style-name="T70"> <text:s text:c="12"/></text:span></text:p>
      <text:p text:style-name="P63"><text:span text:style-name="T280">[35] </text:span><text:span text:style-name="T72">{se </text:span><text:span text:style-name="T73">T</text:span><text:span text:style-name="T72">.tipo = tipo-byte entao </text:span><text:span text:style-name="T73">T</text:span><text:span text:style-name="T72">.tipo = tipo-inteiro; </text:span><text:span text:style-name="T74">T.is</text:span><text:span text:style-name="T75">div = true</text:span><text:span text:style-name="T72">} <text:s text:c="27"/></text:span></text:p>
      <text:p text:style-name="P61"><text:span text:style-name="T268">[36] </text:span><text:span text:style-name="T72">{se </text:span><text:span text:style-name="T124">Ex</text:span><text:span text:style-name="T125">pressao</text:span><text:span text:style-name="T124">.tipo</text:span><text:span text:style-name="T72"> != Exp</text:span><text:span text:style-name="T168">2</text:span><text:span text:style-name="T72">.tipo e (</text:span><text:span text:style-name="T124">Ex</text:span><text:span text:style-name="T125">pressao </text:span><text:span text:style-name="T168">.</text:span><text:span text:style-name="T124">tipo != tipo-inteiro e Exp</text:span><text:span text:style-name="T168">2</text:span><text:span text:style-name="T124">.tipo != tipo-byte </text:span><text:span text:style-name="T126">ou </text:span><text:span text:style-name="T124">Ex</text:span><text:span text:style-name="T125">pressao</text:span><text:span text:style-name="T126">.tipo != tipo-byte e Exp</text:span><text:span text:style-name="T169">2</text:span><text:span text:style-name="T126">.tipo != tipo-inteiro</text:span><text:span text:style-name="T72">) entao ERRO</text:span><text:span text:style-name="T76">}</text:span></text:p>
      <text:p text:style-name="P61"><text:span text:style-name="T246">[3</text:span><text:span text:style-name="T247">7</text:span><text:span text:style-name="T246">]</text:span><text:span text:style-name="T77"> </text:span><text:span text:style-name="T72">{se </text:span><text:span text:style-name="T78">Exp</text:span><text:span text:style-name="T72">.tipo != </text:span><text:span text:style-name="T79">T</text:span><text:span text:style-name="T168">2</text:span><text:span text:style-name="T72">.tipo e (</text:span><text:span text:style-name="T78">Exp</text:span><text:span text:style-name="T168">.</text:span><text:span text:style-name="T124">tipo != tipo-inteiro e </text:span><text:span text:style-name="T127">T</text:span><text:span text:style-name="T168">2</text:span><text:span text:style-name="T124">.tipo != tipo-byte </text:span><text:span text:style-name="T126">ou Exp.tipo != tipo-byte e </text:span><text:span text:style-name="T128">T</text:span><text:span text:style-name="T169">2</text:span><text:span text:style-name="T126">.tipo != tipo-inteiro</text:span><text:span text:style-name="T72">) entao ERRO}</text:span></text:p>
      <text:p text:style-name="P63"><text:span text:style-name="T268">[38] </text:span><text:span text:style-name="T80">{</text:span><text:span text:style-name="T72">se </text:span><text:span text:style-name="T80">T</text:span><text:span text:style-name="T72">.tipo != </text:span><text:span text:style-name="T80">F</text:span><text:span text:style-name="T168">2</text:span><text:span text:style-name="T72">.tipo e (</text:span><text:span text:style-name="T80">T</text:span><text:span text:style-name="T168">.</text:span><text:span text:style-name="T124">tipo != tipo-inteiro e </text:span><text:span text:style-name="T129">F</text:span><text:span text:style-name="T168">2</text:span><text:span text:style-name="T124">.tipo != tipo-byte </text:span><text:span text:style-name="T159">ou</text:span><text:span text:style-name="T126"> </text:span><text:span text:style-name="T129">T</text:span><text:span text:style-name="T126">.tipo != tipo-byte e </text:span><text:span text:style-name="T129">F</text:span><text:span text:style-name="T169">2</text:span><text:span text:style-name="T126">.tipo != tipo-inteiro</text:span><text:span text:style-name="T72">) entao ERRO}</text:span></text:p>
      <text:p text:style-name="P63"><text:soft-page-break/><text:span text:style-name="T281">[39] </text:span><text:span text:style-name="T81">{se (</text:span><text:span text:style-name="T82">F</text:span><text:span text:style-name="T170">1</text:span><text:span text:style-name="T81">.tipo = tipo-inteiro e </text:span><text:span text:style-name="T82">F</text:span><text:span text:style-name="T170">2</text:span><text:span text:style-name="T81">.tipo = tipo-byte) ou (</text:span><text:span text:style-name="T82">F</text:span><text:span text:style-name="T170">1</text:span><text:span text:style-name="T81">.tipo = tipo-byte e </text:span><text:span text:style-name="T82">F</text:span><text:span text:style-name="T170">2</text:span><text:span text:style-name="T81">.tipo = tipo-inteiro) entao T.tipo = tipo-inteiro}</text:span></text:p>
      <text:p text:style-name="P64"><text:span text:style-name="T281">[40] </text:span><text:span text:style-name="T81">{</text:span><text:span text:style-name="T83">se (T</text:span><text:span text:style-name="T171">1</text:span><text:span text:style-name="T83">.tipo = tipo-inteiro e T</text:span><text:span text:style-name="T171">2</text:span><text:span text:style-name="T83">.tipo = tipo-byte) ou (T</text:span><text:span text:style-name="T171">1</text:span><text:span text:style-name="T83">.tipo = tipo-byte e T</text:span><text:span text:style-name="T171">2</text:span><text:span text:style-name="T83">.tipo = tipo-inteiro) entao Exp.tipo = tipo-inteiro}</text:span></text:p>
      <text:p text:style-name="P65"><text:span text:style-name="T282">[</text:span>41] <text:span text:style-name="T43">{Expressao.tipo = tipo-lógico}</text:span></text:p>
      <text:p text:style-name="P66"><text:span text:style-name="T245">[42] </text:span><text:span text:style-name="T84">{se id.tipo != Expressao.tipo entao ERRO}</text:span></text:p>
      <text:p text:style-name="P66"><text:span text:style-name="T256">[43] </text:span><text:span text:style-name="T85">{se Expressao.tipo != tipo-lógico entao ERRO}</text:span></text:p>
      <text:p text:style-name="P66"><text:span text:style-name="T2">[44] </text:span><text:span text:style-name="T44">{se id.tipo != tipo-byte e id.tipo != tipo-inteiro e tipo.tipo != tipo-string </text:span><text:span text:style-name="T45">entao ERRO</text:span><text:span text:style-name="T44">}</text:span><text:span text:style-name="T87">]</text:span></text:p>
      <text:p text:style-name="P102"><text:span text:style-name="T395">[45] </text:span><text:span text:style-name="T112">{</text:span><text:span text:style-name="T113">se Expressao.tipo != tipo-inteiro e Expressao.tipo != tipo-byte e Expressao.tipo != tipo-string</text:span><text:span text:style-name="T112">}</text:span></text:p>
      <text:p text:style-name="P3">Geração de código</text:p>
      <text:p text:style-name="P3"/>
      <text:p text:style-name="P4">[1] <text:span text:style-name="T43">{se </text:span><text:span text:style-name="T115">const.tipo = tipo-inteiro</text:span></text:p>
      <text:p text:style-name="P6"><text:span text:style-name="T161"><text:tab/></text:span><text:span text:style-name="T118">sword </text:span><text:span text:style-name="T119">const.lexema</text:span></text:p>
      <text:p text:style-name="P2"><text:s text:c="8"/>senao se const.tipo = tipo-string</text:p>
      <text:p text:style-name="P97"><text:span text:style-name="T43"><text:tab/></text:span><text:span text:style-name="T120">sword </text:span><text:span text:style-name="T123">const.lexema+$</text:span><text:span text:style-name="T120">"</text:span></text:p>
      <text:p text:style-name="P2"><text:s text:c="8"/>senao se const.tipo = tipo-lógico</text:p>
      <text:p text:style-name="P97"><text:span text:style-name="T43"><text:tab/></text:span><text:span text:style-name="T120">sword </text:span><text:span text:style-name="T123">const.lexema</text:span><text:span text:style-name="T121">}</text:span></text:p>
      <text:p text:style-name="P83"/>
      <text:p text:style-name="P5"><text:span text:style-name="T277">[</text:span><text:span text:style-name="T276">2] </text:span><text:span text:style-name="T120">{ListaIds.isatribuicao = true}</text:span></text:p>
      <text:p text:style-name="P95"/>
      <text:p text:style-name="P95"/>
      <text:p text:style-name="P5"><text:span text:style-name="T276">[3] </text:span><text:span text:style-name="T120">{se ListaIds.isatribuicao = false </text:span></text:p>
      <text:p text:style-name="P84"><text:s text:c="6"/></text:p>
      <text:p text:style-name="P84"><text:s text:c="7"/>se ListaIds.tipo = tipo-inteiro </text:p>
      <text:p text:style-name="P84"><text:tab/>assembly.getDeclaracoes().put("sword ?");</text:p>
      <text:p text:style-name="P84"><text:s text:c="7"/>senao se ListsIds.tipo = tipo-byte</text:p>
      <text:p text:style-name="P5"><text:span text:style-name="T120"><text:tab/>assembly.getDeclaracoes().put("</text:span><text:span text:style-name="T122">byte </text:span><text:span text:style-name="T120">?");</text:span></text:p>
      <text:p text:style-name="P84"><text:s text:c="7"/>senao se ListaIds.tipo = tipo-string</text:p>
      <text:p text:style-name="P5"><text:span text:style-name="T120"><text:tab/>assembly.getDeclaracoes().put("</text:span><text:span text:style-name="T122">byte ?</text:span><text:span text:style-name="T120">");</text:span></text:p>
      <text:p text:style-name="P84"><text:s text:c="7"/>senao se Lista.tipo = tipo-lógico</text:p>
      <text:p text:style-name="P5"><text:span text:style-name="T120"><text:tab/>assembly.getDeclaracoes().put("</text:span><text:span text:style-name="T122">byte ?</text:span><text:span text:style-name="T120"> ");}</text:span></text:p>
      <text:p text:style-name="P84"/>
      <text:p text:style-name="P7"><text:span text:style-name="T315">[4] </text:span><text:span text:style-name="T89">{mov ax, DS: [Expressao.end]</text:span></text:p>
      <text:p text:style-name="P85"><text:s text:c="7"/>se id.tipo != Expressao.tipo entao <text:s/>cwd</text:p>
      <text:p text:style-name="P85"><text:s text:c="7"/>mox DS:[id.end], ax}</text:p>
      <text:p text:style-name="P85"/>
      <text:p text:style-name="P8"><text:span text:style-name="T315">[</text:span>5] <text:span text:style-name="T90">{F.end = id.end}</text:span></text:p>
      <text:p text:style-name="P8"/>
      <text:p text:style-name="P8">[6] <text:span text:style-name="T92">{se const.tipo = tipo-string entao </text:span></text:p>
      <text:p text:style-name="P8"><text:span text:style-name="T92"><text:tab/></text:span><text:span text:style-name="T94">dseg SEGMENT PUBLIC</text:span></text:p>
      <text:p text:style-name="P86"><text:tab/>byte “const.lexema$”</text:p>
      <text:p text:style-name="P86"><text:tab/>dseg ENDS</text:p>
      <text:p text:style-name="P86"><text:tab/>F.end = contator_dados</text:p>
      <text:p text:style-name="P9"><text:tab/><text:span text:style-name="T94">contator_dados += 256</text:span></text:p>
      <text:p text:style-name="P87"><text:s text:c="8"/></text:p>
      <text:p text:style-name="P10"><text:span text:style-name="T94"><text:tab/></text:span><text:span text:style-name="T95">senao</text:span></text:p>
      <text:p text:style-name="P9"><text:soft-page-break/><text:span text:style-name="T95"><text:tab/><text:tab/></text:span><text:span text:style-name="T96">F.end = NovoTemp</text:span></text:p>
      <text:p text:style-name="P89"><text:tab/><text:tab/>mov regA, const.lexema</text:p>
      <text:p text:style-name="P9"><text:span text:style-name="T96"><text:tab/><text:tab/>mov F.end, regA</text:span><text:span text:style-name="T97">}</text:span></text:p>
      <text:p text:style-name="P88"/>
      <text:p text:style-name="P8">[7] <text:span text:style-name="T91">{F.end = Expressao.end}</text:span></text:p>
      <text:p text:style-name="P8"/>
      <text:p text:style-name="P11">[8] <text:span text:style-name="T92">{</text:span><text:span text:style-name="T93">F.end = </text:span><text:span text:style-name="T98">NovoTemp</text:span></text:p>
      <text:p text:style-name="P11"><text:span text:style-name="T98"><text:s text:c="8"/></text:span><text:span text:style-name="T99">mov regA, F</text:span><text:span text:style-name="T172">1</text:span><text:span text:style-name="T130">.</text:span><text:span text:style-name="T131">end</text:span></text:p>
      <text:p text:style-name="P11"><text:span text:style-name="T131"><text:s text:c="8"/></text:span><text:span text:style-name="T132">neg regA</text:span></text:p>
      <text:p text:style-name="P11"><text:span text:style-name="T132"><text:s text:c="8"/></text:span><text:span text:style-name="T133">add regA, 1</text:span></text:p>
      <text:p text:style-name="P11"><text:span text:style-name="T133"><text:s text:c="8"/></text:span><text:span text:style-name="T134">mov F.end, regA}</text:span></text:p>
      <text:p text:style-name="P91"/>
      <text:p text:style-name="P12"><text:span text:style-name="T319">[</text:span><text:span text:style-name="T318">9] </text:span><text:span text:style-name="T135">{T.end = F</text:span><text:span text:style-name="T173">1</text:span><text:span text:style-name="T135">.end</text:span><text:span text:style-name="T136">}</text:span></text:p>
      <text:p text:style-name="P96"/>
      <text:p text:style-name="P12"><text:span text:style-name="T318">[10.1] </text:span><text:span text:style-name="T137">{</text:span><text:span text:style-name="T138">T.operador = *</text:span><text:span text:style-name="T139">}</text:span></text:p>
      <text:p text:style-name="P96"/>
      <text:p text:style-name="P13"><text:span text:style-name="T318">[10.2] </text:span><text:span text:style-name="T137">{</text:span><text:span text:style-name="T138">T.operador = </text:span><text:span text:style-name="T62">&amp;&amp;</text:span><text:span text:style-name="T100">}</text:span></text:p>
      <text:p text:style-name="P96"/>
      <text:p text:style-name="P13"><text:span text:style-name="T318">[10.3] </text:span><text:span text:style-name="T137">{</text:span><text:span text:style-name="T138">T.operador = </text:span><text:span text:style-name="T62">/</text:span><text:span text:style-name="T100">}</text:span></text:p>
      <text:p text:style-name="P96"/>
      <text:p text:style-name="P12"><text:span text:style-name="T318">[11] </text:span><text:span text:style-name="T137">{</text:span><text:span text:style-name="T140">mov ax, DS:[T.end]</text:span></text:p>
      <text:p text:style-name="P12"><text:span text:style-name="T140"><text:s text:c="9"/>mo</text:span><text:span text:style-name="T142">v</text:span><text:span text:style-name="T140"> bx, DS:[</text:span><text:span text:style-name="T160">T</text:span><text:span text:style-name="T174">2</text:span><text:span text:style-name="T140">.end]</text:span></text:p>
      <text:p text:style-name="P12"><text:span text:style-name="T140"><text:s text:c="9"/></text:span><text:span text:style-name="T141">se </text:span><text:span text:style-name="T160">Exp</text:span><text:span text:style-name="T141">.tipo != tip-inteiro entao</text:span></text:p>
      <text:p text:style-name="P92"><text:s text:c="9"/><text:tab/>cwd</text:p>
      <text:p text:style-name="P12"><text:span text:style-name="T141"><text:s text:c="9"/>se F</text:span><text:span text:style-name="T174">2</text:span><text:span text:style-name="T141">.tipo != tipo-inteiro entao </text:span></text:p>
      <text:p text:style-name="P46"><text:span text:style-name="T183"><text:s text:c="9"/><text:tab/></text:span><text:span text:style-name="T180">mov cx, DS:[ax]</text:span></text:p>
      <text:p text:style-name="P67"><text:s text:c="5"/><text:tab/>mov ax, DS:[bx]</text:p>
      <text:p text:style-name="P67"><text:s text:c="5"/><text:tab/>cwd </text:p>
      <text:p text:style-name="P67"><text:s text:c="5"/><text:tab/>mov DS:[bx], ax</text:p>
      <text:p text:style-name="P68"><text:s text:c="4"/><text:tab/>mov DS:[ax], cx}</text:p>
      <text:p text:style-name="P92"/>
      <text:p text:style-name="P14"><text:span text:style-name="T141"><text:s text:c="10"/></text:span><text:span text:style-name="T143">se T.operador = “*” entao </text:span></text:p>
      <text:p text:style-name="P15"><text:span text:style-name="T143"><text:tab/></text:span><text:span text:style-name="T144">imul bx</text:span></text:p>
      <text:p text:style-name="P15"><text:span text:style-name="T144"><text:s text:c="10"/>senao se T.operador = “/” entao</text:span><text:span text:style-name="T143"> </text:span></text:p>
      <text:p text:style-name="P15"><text:span text:style-name="T143"><text:tab/></text:span><text:span text:style-name="T145">idiv bx</text:span></text:p>
      <text:p text:style-name="P15"><text:span text:style-name="T145"><text:s text:c="10"/></text:span><text:span text:style-name="T146">senao </text:span></text:p>
      <text:p text:style-name="P15"><text:span text:style-name="T146"><text:tab/></text:span><text:span text:style-name="T162"> </text:span><text:span text:style-name="T163">and</text:span><text:span text:style-name="T162"> <text:s text:c="20"/></text:span></text:p>
      <text:p text:style-name="P15"><text:span text:style-name="T146"><text:tab/></text:span><text:span text:style-name="T147">T.end = NovoTemp</text:span></text:p>
      <text:p text:style-name="P15"><text:span text:style-name="T147"><text:tab/> </text:span><text:span text:style-name="T148">mov </text:span><text:span text:style-name="T149">DS:[T.end], ax}</text:span></text:p>
      <text:p text:style-name="P93"/>
      <text:p text:style-name="P17"><text:span text:style-name="T320">[</text:span><text:span text:style-name="T318">12] </text:span><text:span text:style-name="T151">{</text:span><text:span text:style-name="T150">Exp.negado = true}</text:span></text:p>
      <text:p text:style-name="P98"/>
      <text:p text:style-name="P17"><text:span text:style-name="T318">[13] </text:span><text:span text:style-name="T152">{</text:span><text:span text:style-name="T153">se Exp.negado = true</text:span></text:p>
      <text:p text:style-name="P47"><text:span text:style-name="T184"><text:s text:c="10"/><text:tab/></text:span><text:span text:style-name="T178">Exp.end = NovoTemp</text:span></text:p>
      <text:p text:style-name="P71"><text:s text:c="5"/><text:tab/>mov ax, DS:[T<text:span text:style-name="T379">1</text:span>.end]</text:p>
      <text:p text:style-name="P72"><text:s text:c="10"/><text:tab/>neg ax</text:p>
      <text:p text:style-name="P73"><text:s text:c="10"/><text:tab/>mov DS:[Exps.end], ax}</text:p>
      <text:p text:style-name="P73"><text:span text:style-name="T164"><text:s text:c="10"/></text:span><text:span text:style-name="T165">{Exp.end = T</text:span><text:span text:style-name="T176">1</text:span><text:span text:style-name="T166">.</text:span><text:span text:style-name="T165">end}</text:span></text:p>
      <text:p text:style-name="P106"><text:soft-page-break/></text:p>
      <text:p text:style-name="P17"><text:span text:style-name="T318">[14.1] </text:span><text:span text:style-name="T154">{</text:span><text:span text:style-name="T155">Exp.operador = +}</text:span></text:p>
      <text:p text:style-name="P98"/>
      <text:p text:style-name="P18"><text:span text:style-name="T318">[14.2] </text:span><text:span text:style-name="T154">{</text:span><text:span text:style-name="T156">Exp.operador = -</text:span><text:span text:style-name="T157">}</text:span></text:p>
      <text:p text:style-name="P94"/>
      <text:p text:style-name="P18"><text:span text:style-name="T318">[14.3] </text:span><text:span text:style-name="T154">{</text:span><text:span text:style-name="T158">Exp.operador = ||}</text:span></text:p>
      <text:p text:style-name="P98"/>
      <text:p text:style-name="P48"><text:span text:style-name="T326">[1</text:span><text:span text:style-name="T327">5</text:span><text:span text:style-name="T326">] </text:span><text:span text:style-name="T185">{</text:span><text:span text:style-name="T179">mov ax, DS:[</text:span><text:span text:style-name="T182">Exp</text:span><text:span text:style-name="T179">.end]</text:span></text:p>
      <text:p text:style-name="P67"><text:s text:c="4"/>mov bx, DS:[<text:span text:style-name="T396">T</text:span><text:span text:style-name="T379">2</text:span>.end]</text:p>
      <text:p text:style-name="P67"><text:s text:c="4"/>se <text:span text:style-name="T396">Exp</text:span>.tipo != <text:span text:style-name="T382">tipo-</text:span>inteiro ent<text:span text:style-name="T383">a</text:span>o</text:p>
      <text:p text:style-name="P67"><text:tab/>cwd </text:p>
      <text:p text:style-name="P67"><text:s text:c="4"/>se <text:span text:style-name="T396">T</text:span><text:span text:style-name="T379">2</text:span>.tipo != <text:span text:style-name="T384">tipo-</text:span>inteiro entao</text:p>
      <text:p text:style-name="P67"><text:tab/>mov cx, DS:[ax]</text:p>
      <text:p text:style-name="P67"><text:tab/>mov ax, DS:[bx]</text:p>
      <text:p text:style-name="P67"><text:tab/>cwd </text:p>
      <text:p text:style-name="P67"><text:tab/>mov DS:[bx], ax</text:p>
      <text:p text:style-name="P67"><text:tab/>mov DS:[ax], cx}</text:p>
      <text:p text:style-name="P67"><text:s text:c="3"/>se <text:span text:style-name="T396">Exp</text:span>.op = “<text:span text:style-name="T391">+</text:span>” então</text:p>
      <text:p text:style-name="P67"><text:tab/><text:span text:style-name="T321"><text:tab/></text:span><text:span text:style-name="T322">add</text:span></text:p>
      <text:p text:style-name="P67"><text:s text:c="3"/>senao se <text:span text:style-name="T397">Exp</text:span>.op = “-” então</text:p>
      <text:p text:style-name="P67"><text:tab/><text:span text:style-name="T321"> <text:s text:c="10"/></text:span><text:span text:style-name="T322">sub</text:span></text:p>
      <text:p text:style-name="P67">senao </text:p>
      <text:p text:style-name="P67"><text:span text:style-name="T381"><text:tab/></text:span><text:span text:style-name="T323">and <text:s text:c="9"/></text:span></text:p>
      <text:p text:style-name="P69">Exp.end = NovoTemp</text:p>
      <text:p text:style-name="P70"><text:span text:style-name="T392">mov DS:[Exp.end], ax</text:span> </text:p>
      <text:p text:style-name="P90"/>
      <text:p text:style-name="P19"><text:span text:style-name="T380">[</text:span>16] <text:span text:style-name="T101">{Expressao.</text:span><text:span text:style-name="T102">end</text:span><text:span text:style-name="T101"> = Exp</text:span><text:span text:style-name="T175">1</text:span><text:span text:style-name="T101">.</text:span><text:span text:style-name="T102">end</text:span><text:span text:style-name="T101">}</text:span></text:p>
      <text:p text:style-name="P19"/>
      <text:p text:style-name="P19">[17.1] <text:span text:style-name="T103">{</text:span><text:span text:style-name="T104">Expressao.op = <text:s/>“</text:span><text:span text:style-name="T105">=”</text:span><text:span text:style-name="T103">}</text:span></text:p>
      <text:p text:style-name="P19"/>
      <text:p text:style-name="P20">[17.2] <text:span text:style-name="T103">{</text:span><text:span text:style-name="T104">Expressao.op = !</text:span><text:span text:style-name="T105">=</text:span><text:span text:style-name="T103">}</text:span></text:p>
      <text:p text:style-name="P19"/>
      <text:p text:style-name="P20">[17.3] <text:span text:style-name="T103">{</text:span><text:span text:style-name="T104">Expressao.op = </text:span><text:span text:style-name="T106">&lt;</text:span><text:span text:style-name="T103">}</text:span></text:p>
      <text:p text:style-name="P19"/>
      <text:p text:style-name="P20">[17.4] <text:span text:style-name="T103">{</text:span><text:span text:style-name="T104">Expressao.op = </text:span><text:span text:style-name="T106">&gt;</text:span><text:span text:style-name="T103">}</text:span></text:p>
      <text:p text:style-name="P19"/>
      <text:p text:style-name="P20">[17.5] <text:span text:style-name="T103">{</text:span><text:span text:style-name="T104">Expressao.op = </text:span><text:span text:style-name="T107">&lt;=</text:span><text:span text:style-name="T103">}</text:span></text:p>
      <text:p text:style-name="P19"/>
      <text:p text:style-name="P20">[17.6] <text:span text:style-name="T103">{</text:span><text:span text:style-name="T104">Expressao.op = </text:span><text:span text:style-name="T107">&gt;=</text:span><text:span text:style-name="T103">}</text:span></text:p>
      <text:p text:style-name="P19"/>
      <text:p text:style-name="P16"><text:span text:style-name="T332">[18] </text:span><text:span text:style-name="T385"><text:s/></text:span><text:span text:style-name="T386">{</text:span><text:span text:style-name="T385">mov ax, DS:[Exp</text:span><text:span text:style-name="T387">ressao</text:span><text:span text:style-name="T385">.end]</text:span><text:span text:style-name="T388">}</text:span></text:p>
      <text:p text:style-name="P81"><text:s text:c="3"/>mov bx, DS:{Exp<text:span text:style-name="T379">2</text:span>.end]</text:p>
      <text:p text:style-name="P81"><text:s text:c="3"/>cwd</text:p>
      <text:p text:style-name="P81"><text:s text:c="3"/>mov cx, DS:[ax]</text:p>
      <text:p text:style-name="P81"><text:s text:c="3"/>mov ax, DS[bx]</text:p>
      <text:p text:style-name="P81"><text:s text:c="3"/>cwd</text:p>
      <text:p text:style-name="P81"><text:s text:c="3"/>mov DS:[bx],ax</text:p>
      <text:p text:style-name="P81"><text:soft-page-break/><text:s text:c="3"/>mov DS:[ax],cx<text:span text:style-name="T394">}</text:span></text:p>
      <text:p text:style-name="P81"><text:s text:c="3"/><text:span text:style-name="T394">{</text:span>cmp ax, bx<text:span text:style-name="T394">}</text:span></text:p>
      <text:p text:style-name="P81"><text:s text:c="2"/>{ RotVerdadeiro = NovoRot }</text:p>
      <text:p text:style-name="P81"><text:s text:c="2"/>{ se Exp.op = “=” então</text:p>
      <text:p text:style-name="P81"><text:tab/>je RotVerdadeiro</text:p>
      <text:p text:style-name="P81"><text:s text:c="2"/>senao se Exp.op = “!=” então</text:p>
      <text:p text:style-name="P81"><text:tab/>jne RotVerdadeiro</text:p>
      <text:p text:style-name="P81"><text:s/>senao se Exp.op = “&lt;” então</text:p>
      <text:p text:style-name="P81"><text:tab/>jl RotVerdadeiro</text:p>
      <text:p text:style-name="P81">senao se Exp.op = “&gt;” então</text:p>
      <text:p text:style-name="P81"><text:tab/>jg RotVerdadeiro</text:p>
      <text:p text:style-name="P81">senao se Exp.op = “&gt;=” então</text:p>
      <text:p text:style-name="P81"><text:tab/>jge RotVerdadeiro</text:p>
      <text:p text:style-name="P81">senao</text:p>
      <text:p text:style-name="P81"><text:tab/>jle RotVerdadeiro }</text:p>
      <text:p text:style-name="P81">{ mov al, 0 }</text:p>
      <text:p text:style-name="P81">{ RotFim = NovoRot }</text:p>
      <text:p text:style-name="P81">{ jmp RotFim }</text:p>
      <text:p text:style-name="P81">{ RotVerdadeiro: }</text:p>
      <text:p text:style-name="P81">{ mov AL, 0FFh }</text:p>
      <text:p text:style-name="P81">{ RotFim: }</text:p>
      <text:p text:style-name="P81">{ Exp.end:=NovoTemp }</text:p>
      <text:p text:style-name="P81">{ Exp.tipo:=<text:span text:style-name="T393">tipo-lógico</text:span> }</text:p>
      <text:p text:style-name="P81">{ mov Exp.end, AL }</text:p>
      <text:p text:style-name="P81"/>
      <text:p text:style-name="P78">[19] <text:span text:style-name="T108">{</text:span><text:span text:style-name="T109">RotFalso = NovoRot</text:span><text:span text:style-name="T108">}</text:span></text:p>
      <text:p text:style-name="P78"><text:s text:c="8"/><text:span text:style-name="T109">{RotFim = NovoRot}</text:span></text:p>
      <text:p text:style-name="P107"/>
      <text:p text:style-name="P74"><text:span text:style-name="T333">[20] </text:span><text:span text:style-name="T181">{</text:span><text:span text:style-name="T316">mov ax, DS:[Exp</text:span><text:span text:style-name="T317">ressao</text:span><text:span text:style-name="T316">.end] }</text:span></text:p>
      <text:p text:style-name="P82">{cmp ax, 0 </text:p>
      <text:p text:style-name="P82">je RotFalso }</text:p>
      <text:p text:style-name="P108"/>
      <text:p text:style-name="P75"><text:span text:style-name="T334">[</text:span><text:span text:style-name="T335">21] </text:span><text:span text:style-name="T186">{</text:span><text:span text:style-name="T390">jmp RotFim </text:span><text:span text:style-name="T186">}</text:span></text:p>
      <text:p text:style-name="P75"><text:span text:style-name="T186"><text:s text:c="8"/></text:span><text:span text:style-name="T187">{RotFalso:}</text:span></text:p>
      <text:p text:style-name="P79"/>
      <text:p text:style-name="P79">[22] <text:span text:style-name="T110">{</text:span><text:span text:style-name="T111">RotFim:</text:span><text:span text:style-name="T110">}</text:span></text:p>
      <text:p text:style-name="P109"/>
      <text:p text:style-name="P76"><text:span text:style-name="T337">[</text:span><text:span text:style-name="T336">23] </text:span><text:span text:style-name="T188">{</text:span><text:span text:style-name="T385">RotInicio = NovoRot}</text:span></text:p>
      <text:p text:style-name="P81">{RotFim = NovoRot}</text:p>
      <text:p text:style-name="P81">{RotInicio:}</text:p>
      <text:p text:style-name="P110"/>
      <text:p text:style-name="P80"/>
      <text:p text:style-name="P77"><text:span text:style-name="T336">[24] </text:span><text:span text:style-name="T189">{</text:span><text:span text:style-name="T385"> mov ax, DS:[Exp.end] }</text:span></text:p>
      <text:p text:style-name="P81">{cmp ax, 0 </text:p>
      <text:p text:style-name="P81"><text:s/><text:tab/>je RotFim}</text:p>
      <text:p text:style-name="P111"/>
      <text:p text:style-name="P80"><text:soft-page-break/></text:p>
      <text:p text:style-name="P77"><text:span text:style-name="T338">[25] </text:span><text:span text:style-name="T385"><text:s/></text:span><text:span text:style-name="T389">{</text:span><text:span text:style-name="T385">jmp RotInicio}</text:span></text:p>
      <text:p text:style-name="P81"><text:s text:c="2"/>{RotFim:}</text:p>
      <text:p text:style-name="P1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Helvetica-BoldOblique" svg:font-family="Helvetica-BoldOblique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23:21:33.169000000</meta:creation-date>
    <dc:date>2020-05-31T01:23:11.793000000</dc:date>
    <meta:editing-duration>PT22H16M25S</meta:editing-duration>
    <meta:editing-cycles>197</meta:editing-cycles>
    <meta:generator>LibreOffice/6.3.4.2$Windows_X86_64 LibreOffice_project/60da17e045e08f1793c57c00ba83cdfce946d0aa</meta:generator>
    <meta:document-statistic meta:table-count="0" meta:image-count="0" meta:object-count="0" meta:page-count="7" meta:paragraph-count="209" meta:word-count="1026" meta:character-count="7438" meta:non-whitespace-character-count="6076"/>
  </office:meta>
</office:document-meta>
</file>